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131.1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99"/>
    <style:style style:name="ce5" style:family="table-cell" style:parent-style-name="Default">
      <style:table-cell-properties fo:background-color="#fff200"/>
    </style:style>
    <style:style style:name="ce7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2"/>
        <table:table-column table:style-name="co3" table:default-cell-style-name="ce7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CID</text:p>
          </table:table-cell>
          <table:table-cell office:value-type="string" calcext:value-type="string">
            <text:p>Column 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ntinuous?</text:p>
          </table:table-cell>
          <table:table-cell office:value-type="string" calcext:value-type="string">
            <text:p>Target?</text:p>
          </table:table-cell>
          <table:table-cell office:value-type="string" calcext:value-type="string">
            <text:p>Imputed?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Other Options</text:p>
          </table:table-cell>
          <table:table-cell table:style-name="Default" office:value-type="string" calcext:value-type="string">
            <text:p>Keep1</text:p>
          </table:table-cell>
          <table:table-cell office:value-type="string" calcext:value-type="string">
            <text:p>HH Stat</text:p>
          </table:table-cell>
          <table:table-cell table:style-name="Default" office:value-type="string" calcext:value-type="string">
            <text:p>Categorical?</text:p>
          </table:table-cell>
          <table:table-cell table:style-name="Default"/>
          <table:table-cell table:number-columns-repeated="5"/>
          <table:table-cell office:value-type="string" calcext:value-type="string">
            <text:p>Initial Features to Add</text:p>
          </table:table-cell>
          <table:table-cell office:value-type="string" calcext:value-type="string">
            <text:p>Possible Later Features to Add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SERIALNO</text:p>
          </table:table-cell>
          <table:table-cell office:value-type="string" calcext:value-type="string">
            <text:p>ID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/>
          <table:table-cell table:formula="of:=IF(EXACT([.D2];&quot;No&quot;))" office:value-type="boolean" office:boolean-value="true" calcext:value-type="boolean">
            <text:p>TRUE</text:p>
          </table:table-cell>
          <table:table-cell table:style-name="Default"/>
          <table:table-cell table:number-columns-repeated="7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SPORDER</text:p>
          </table:table-cell>
          <table:table-cell office:value-type="string" calcext:value-type="string">
            <text:p>ID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/>
          <table:table-cell table:formula="of:=IF(EXACT([.D3];&quot;No&quot;))" office:value-type="boolean" office:boolean-value="true" calcext:value-type="boolean">
            <text:p>TRUE</text:p>
          </table:table-cell>
          <table:table-cell table:style-name="Default"/>
          <table:table-cell table:number-columns-repeated="7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PWGTP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/>
          <table:table-cell table:formula="of:=IF(EXACT([.D4];&quot;No&quot;))" office:value-type="boolean" office:boolean-value="false" calcext:value-type="boolean">
            <text:p>FALSE</text:p>
          </table:table-cell>
          <table:table-cell table:style-name="Default"/>
          <table:table-cell table:number-columns-repeated="7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WGTP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/>
          <table:table-cell table:formula="of:=IF(EXACT([.D5];&quot;No&quot;))" office:value-type="boolean" office:boolean-value="false" calcext:value-type="boolean">
            <text:p>FALSE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GEP</text:p>
          </table:table-cell>
          <table:table-cell office:value-type="string" calcext:value-type="string">
            <text:p>Perso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geCateg and AGEP are very close</text:p>
          </table:table-cell>
          <table:table-cell office:value-type="string" calcext:value-type="string">
            <text:p>MEAN(AGEP &gt; 18)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MEAN</text:p>
          </table:table-cell>
          <table:table-cell table:formula="of:=IF(EXACT([.D6];&quot;No&quot;))" office:value-type="boolean" office:boolean-value="true" calcext:value-type="boolean">
            <text:p>TRUE</text:p>
          </table:table-cell>
          <table:table-cell table:formula="of:=COM.MICROSOFT.CONCAT(&quot;'&quot;;[.B6];&quot;'&quot;)" office:value-type="string" office:string-value="'AGEP'" calcext:value-type="string">
            <text:p>'AGEP'</text:p>
          </table:table-cell>
          <table:table-cell table:number-columns-repeated="5"/>
          <table:table-cell office:value-type="string" calcext:value-type="string">
            <text:p>Number of adults, number of kids, number of retirement-age adults, number of working-age adults, any kids, any retirement-age adult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IT</text:p>
          </table:table-cell>
          <table:table-cell office:value-type="string" calcext:value-type="string">
            <text:p>Perso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CitizenStatus and CIT are very close</text:p>
          </table:table-cell>
          <table:table-cell office:value-type="string" calcext:value-type="string">
            <text:p>HOUSEHOLDER</text:p>
          </table:table-cell>
          <table:table-cell office:value-type="boolean" office:boolean-value="true" calcext:value-type="boolean">
            <text:p>TRUE</text:p>
          </table:table-cell>
          <table:table-cell table:style-name="ce5" office:value-type="string" calcext:value-type="string">
            <text:p>MEAN(AGEP &gt; 18)</text:p>
          </table:table-cell>
          <table:table-cell table:formula="of:=IF(EXACT([.D7];&quot;No&quot;))" office:value-type="boolean" office:boolean-value="true" calcext:value-type="boolean">
            <text:p>TRUE</text:p>
          </table:table-cell>
          <table:table-cell table:formula="of:=IF(AND([.I7];[.K7];EXACT([.C7];&quot;Person&quot;));COM.MICROSOFT.CONCAT([.L6];&quot;, '&quot;;[.B7];&quot;'&quot;);[.L6])" office:value-type="string" office:string-value="'AGEP', 'CIT'" calcext:value-type="string">
            <text:p>'AGEP', 'CIT'</text:p>
          </table:table-cell>
          <table:table-cell table:number-columns-repeated="5"/>
          <table:table-cell office:value-type="string" calcext:value-type="string">
            <text:p>Number of non-citizens, number of non-citizen adults, any non-citizens</text:p>
          </table:table-cell>
          <table:table-cell office:value-type="string" calcext:value-type="string">
            <text:p>Look into other citizenship statuses between ‘born here’ and ‘non-citizen’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REL</text:p>
          </table:table-cell>
          <table:table-cell office:value-type="string" calcext:value-type="string">
            <text:p>ID – Person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/>
          <table:table-cell table:formula="of:=IF(EXACT([.D8];&quot;No&quot;))" office:value-type="boolean" office:boolean-value="true" calcext:value-type="boolean">
            <text:p>TRUE</text:p>
          </table:table-cell>
          <table:table-cell table:formula="of:=IF(AND([.I8];[.K8];EXACT([.C8];&quot;Person&quot;));COM.MICROSOFT.CONCAT([.L7];&quot;, '&quot;;[.B8];&quot;'&quot;);[.L7])" office:value-type="string" office:string-value="'AGEP', 'CIT'" calcext:value-type="string">
            <text:p>'AGEP', 'CIT'</text:p>
          </table:table-cell>
          <table:table-cell table:number-columns-repeated="7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CH</text:p>
          </table:table-cell>
          <table:table-cell office:value-type="string" calcext:value-type="string">
            <text:p>Perso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H, SCHG, SCHL, and EducAttain are all very close</text:p>
          </table:table-cell>
          <table:table-cell/>
          <table:table-cell office:value-type="boolean" office:boolean-value="false" calcext:value-type="boolean">
            <text:p>FALSE</text:p>
          </table:table-cell>
          <table:table-cell/>
          <table:table-cell table:formula="of:=IF(EXACT([.D9];&quot;No&quot;))" office:value-type="boolean" office:boolean-value="true" calcext:value-type="boolean">
            <text:p>TRUE</text:p>
          </table:table-cell>
          <table:table-cell table:formula="of:=IF(AND([.I9];[.K9];EXACT([.C9];&quot;Person&quot;));COM.MICROSOFT.CONCAT([.L8];&quot;, '&quot;;[.B9];&quot;'&quot;);[.L8])" office:value-type="string" office:string-value="'AGEP', 'CIT'" calcext:value-type="string">
            <text:p>'AGEP', 'CIT'</text:p>
          </table:table-cell>
          <table:table-cell table:number-columns-repeated="7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SCHG</text:p>
          </table:table-cell>
          <table:table-cell office:value-type="string" calcext:value-type="string">
            <text:p>Perso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H, SCHG, SCHL, and EducAttain are all very close</text:p>
          </table:table-cell>
          <table:table-cell/>
          <table:table-cell office:value-type="boolean" office:boolean-value="false" calcext:value-type="boolean">
            <text:p>FALSE</text:p>
          </table:table-cell>
          <table:table-cell/>
          <table:table-cell table:formula="of:=IF(EXACT([.D10];&quot;No&quot;))" office:value-type="boolean" office:boolean-value="true" calcext:value-type="boolean">
            <text:p>TRUE</text:p>
          </table:table-cell>
          <table:table-cell table:formula="of:=IF(AND([.I10];[.K10];EXACT([.C10];&quot;Person&quot;));COM.MICROSOFT.CONCAT([.L9];&quot;, '&quot;;[.B10];&quot;'&quot;);[.L9])" office:value-type="string" office:string-value="'AGEP', 'CIT'" calcext:value-type="string">
            <text:p>'AGEP', 'CIT'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CHL</text:p>
          </table:table-cell>
          <table:table-cell office:value-type="string" calcext:value-type="string">
            <text:p>Perso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H, SCHG, SCHL, and EducAttain are all very close</text:p>
          </table:table-cell>
          <table:table-cell office:value-type="string" calcext:value-type="string">
            <text:p>MEAN(AGEP &gt; 18)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MAX</text:p>
          </table:table-cell>
          <table:table-cell table:formula="of:=IF(EXACT([.D11];&quot;No&quot;))" office:value-type="boolean" office:boolean-value="true" calcext:value-type="boolean">
            <text:p>TRUE</text:p>
          </table:table-cell>
          <table:table-cell table:formula="of:=IF(AND([.I11];[.K11];EXACT([.C11];&quot;Person&quot;));COM.MICROSOFT.CONCAT([.L10];&quot;, '&quot;;[.B11];&quot;'&quot;);[.L10])" office:value-type="string" office:string-value="'AGEP', 'CIT', 'SCHL'" calcext:value-type="string">
            <text:p>'AGEP', 'CIT', 'SCHL'</text:p>
          </table:table-cell>
          <table:table-cell table:number-columns-repeated="5"/>
          <table:table-cell office:value-type="string" calcext:value-type="string">
            <text:p>Mean level among adults, number of adults w&gt;=college, number of adults w&lt;HS, any adults w&lt;HS, any adults w&gt;=colleg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Person</text:p>
          </table:table-cell>
          <table:table-cell table:number-columns-repeated="3" office:value-type="string" calcext:value-type="string">
            <text:p>No</text:p>
          </table:table-cell>
          <table:table-cell/>
          <table:table-cell office:value-type="string" calcext:value-type="string">
            <text:p>HOUSEHOLDER</text:p>
          </table:table-cell>
          <table:table-cell office:value-type="boolean" office:boolean-value="true" calcext:value-type="boolean">
            <text:p>TRUE</text:p>
          </table:table-cell>
          <table:table-cell table:style-name="ce5" office:value-type="string" calcext:value-type="string">
            <text:p>MEAN(AGEP &gt; 18)</text:p>
          </table:table-cell>
          <table:table-cell table:formula="of:=IF(EXACT([.D12];&quot;No&quot;))" office:value-type="boolean" office:boolean-value="true" calcext:value-type="boolean">
            <text:p>TRUE</text:p>
          </table:table-cell>
          <table:table-cell table:formula="of:=IF(AND([.I12];[.K12];EXACT([.C12];&quot;Person&quot;));COM.MICROSOFT.CONCAT([.L11];&quot;, '&quot;;[.B12];&quot;'&quot;);[.L11])" office:value-type="string" office:string-value="'AGEP', 'CIT', 'SCHL', 'SEX'" calcext:value-type="string">
            <text:p>'AGEP', 'CIT', 'SCHL', 'SEX'</text:p>
          </table:table-cell>
          <table:table-cell table:number-columns-repeated="5"/>
          <table:table-cell office:value-type="string" calcext:value-type="string">
            <text:p>Number of men, number of women, “average” among adults, “average” among kids</text:p>
          </table:table-cell>
          <table:table-cell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ESR</text:p>
          </table:table-cell>
          <table:table-cell office:value-type="string" calcext:value-type="string">
            <text:p>Perso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ESR will overlap with WKW, WKHP, TotalWorkHrs_PU, FTPTWork</text:p>
          </table:table-cell>
          <table:table-cell/>
          <table:table-cell office:value-type="boolean" office:boolean-value="false" calcext:value-type="boolean">
            <text:p>FALSE</text:p>
          </table:table-cell>
          <table:table-cell/>
          <table:table-cell table:formula="of:=IF(EXACT([.D13];&quot;No&quot;))" office:value-type="boolean" office:boolean-value="true" calcext:value-type="boolean">
            <text:p>TRUE</text:p>
          </table:table-cell>
          <table:table-cell table:formula="of:=IF(AND([.I13];[.K13];EXACT([.C13];&quot;Person&quot;));COM.MICROSOFT.CONCAT([.L12];&quot;, '&quot;;[.B13];&quot;'&quot;);[.L12])" office:value-type="string" office:string-value="'AGEP', 'CIT', 'SCHL', 'SEX'" calcext:value-type="string">
            <text:p>'AGEP', 'CIT', 'SCHL', 'SEX'</text:p>
          </table:table-cell>
          <table:table-cell table:number-columns-repeated="7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LANX</text:p>
          </table:table-cell>
          <table:table-cell office:value-type="string" calcext:value-type="string">
            <text:p>Perso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ENG and LANX will overlap</text:p>
          </table:table-cell>
          <table:table-cell/>
          <table:table-cell office:value-type="boolean" office:boolean-value="false" calcext:value-type="boolean">
            <text:p>FALSE</text:p>
          </table:table-cell>
          <table:table-cell/>
          <table:table-cell table:formula="of:=IF(EXACT([.D14];&quot;No&quot;))" office:value-type="boolean" office:boolean-value="true" calcext:value-type="boolean">
            <text:p>TRUE</text:p>
          </table:table-cell>
          <table:table-cell table:formula="of:=IF(AND([.I14];[.K14];EXACT([.C14];&quot;Person&quot;));COM.MICROSOFT.CONCAT([.L13];&quot;, '&quot;;[.B14];&quot;'&quot;);[.L13])" office:value-type="string" office:string-value="'AGEP', 'CIT', 'SCHL', 'SEX'" calcext:value-type="string">
            <text:p>'AGEP', 'CIT', 'SCHL', 'SEX'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Perso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ENG and LANX will overlap</text:p>
          </table:table-cell>
          <table:table-cell office:value-type="string" calcext:value-type="string">
            <text:p>HOUSEHOLDER</text:p>
          </table:table-cell>
          <table:table-cell office:value-type="boolean" office:boolean-value="true" calcext:value-type="boolean">
            <text:p>TRUE</text:p>
          </table:table-cell>
          <table:table-cell table:style-name="ce5" office:value-type="string" calcext:value-type="string">
            <text:p>MEAN(AGEP &gt; 18)</text:p>
          </table:table-cell>
          <table:table-cell table:formula="of:=IF(EXACT([.D15];&quot;No&quot;))" office:value-type="boolean" office:boolean-value="true" calcext:value-type="boolean">
            <text:p>TRUE</text:p>
          </table:table-cell>
          <table:table-cell table:formula="of:=IF(AND([.I15];[.K15];EXACT([.C15];&quot;Person&quot;));COM.MICROSOFT.CONCAT([.L14];&quot;, '&quot;;[.B15];&quot;'&quot;);[.L14])" office:value-type="string" office:string-value="'AGEP', 'CIT', 'SCHL', 'SEX', 'ENG'" calcext:value-type="string">
            <text:p>'AGEP', 'CIT', 'SCHL', 'SEX', 'ENG'</text:p>
          </table:table-cell>
          <table:table-cell table:number-columns-repeated="5"/>
          <table:table-cell office:value-type="string" calcext:value-type="string">
            <text:p>Number of adults, number of kids, ‘average’ among adults, ‘average’ among kids, any &lt;Well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SP</text:p>
          </table:table-cell>
          <table:table-cell office:value-type="string" calcext:value-type="string">
            <text:p>Perso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MSP and MAR are very close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HOUSEHOLDER</text:p>
          </table:table-cell>
          <table:table-cell table:formula="of:=IF(EXACT([.D16];&quot;No&quot;))" office:value-type="boolean" office:boolean-value="true" calcext:value-type="boolean">
            <text:p>TRUE</text:p>
          </table:table-cell>
          <table:table-cell table:formula="of:=IF(AND([.I16];[.K16];EXACT([.C16];&quot;Person&quot;));COM.MICROSOFT.CONCAT([.L15];&quot;, '&quot;;[.B16];&quot;'&quot;);[.L15])" office:value-type="string" office:string-value="'AGEP', 'CIT', 'SCHL', 'SEX', 'ENG', 'MSP'" calcext:value-type="string">
            <text:p>'AGEP', 'CIT', 'SCHL', 'SEX', 'ENG', 'MSP'</text:p>
          </table:table-cell>
          <table:table-cell table:number-columns-repeated="5"/>
          <table:table-cell office:value-type="string" calcext:value-type="string">
            <text:p>Average among adults, any married, any non-married</text:p>
          </table:table-cell>
          <table:table-cell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Perso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MSP and MAR are very close</text:p>
          </table:table-cell>
          <table:table-cell/>
          <table:table-cell office:value-type="boolean" office:boolean-value="false" calcext:value-type="boolean">
            <text:p>FALSE</text:p>
          </table:table-cell>
          <table:table-cell/>
          <table:table-cell table:formula="of:=IF(EXACT([.D17];&quot;No&quot;))" office:value-type="boolean" office:boolean-value="true" calcext:value-type="boolean">
            <text:p>TRUE</text:p>
          </table:table-cell>
          <table:table-cell table:formula="of:=IF(AND([.I17];[.K17];EXACT([.C17];&quot;Person&quot;));COM.MICROSOFT.CONCAT([.L16];&quot;, '&quot;;[.B17];&quot;'&quot;);[.L16])" office:value-type="string" office:string-value="'AGEP', 'CIT', 'SCHL', 'SEX', 'ENG', 'MSP'" calcext:value-type="string">
            <text:p>'AGEP', 'CIT', 'SCHL', 'SEX', 'ENG', 'MSP'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KW</text:p>
          </table:table-cell>
          <table:table-cell office:value-type="string" calcext:value-type="string">
            <text:p>Perso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ESR will overlap with WKW, WKHP, TotalWorkHrs_PU, FTPTWork</text:p>
          </table:table-cell>
          <table:table-cell office:value-type="string" calcext:value-type="string">
            <text:p>SUM(AGEP &gt; 18)</text:p>
          </table:table-cell>
          <table:table-cell office:value-type="boolean" office:boolean-value="true" calcext:value-type="boolean">
            <text:p>TRUE</text:p>
          </table:table-cell>
          <table:table-cell table:style-name="ce5" office:value-type="string" calcext:value-type="string">
            <text:p>1) Map 1-3 → 3; 2) Subtract 2 from all nonzero entries; average in HH where AGEP &gt; 18</text:p>
          </table:table-cell>
          <table:table-cell table:formula="of:=IF(EXACT([.D18];&quot;No&quot;))" office:value-type="boolean" office:boolean-value="true" calcext:value-type="boolean">
            <text:p>TRUE</text:p>
          </table:table-cell>
          <table:table-cell table:formula="of:=IF(AND([.I18];[.K18];EXACT([.C18];&quot;Person&quot;));COM.MICROSOFT.CONCAT([.L17];&quot;, '&quot;;[.B18];&quot;'&quot;);[.L17])" office:value-type="string" office:string-value="'AGEP', 'CIT', 'SCHL', 'SEX', 'ENG', 'MSP', 'WKW'" calcext:value-type="string">
            <text:p>'AGEP', 'CIT', 'SCHL', 'SEX', 'ENG', 'MSP', 'WKW'</text:p>
          </table:table-cell>
          <table:table-cell table:number-columns-repeated="5"/>
          <table:table-cell office:value-type="string" calcext:value-type="string">
            <text:p>See descriptions at left – average among adults, sum among adults, number adults at 0, number adults &lt;14, number adults 14-26, number adults 27-39, number adults 40-47, etc., number of kids in each category, % adults over each category, % kids over each category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KHP</text:p>
          </table:table-cell>
          <table:table-cell office:value-type="string" calcext:value-type="string">
            <text:p>Perso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ESR will overlap with WKW, WKHP, TotalWorkHrs_PU, FTPTWork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UM</text:p>
          </table:table-cell>
          <table:table-cell table:formula="of:=IF(EXACT([.D19];&quot;No&quot;))" office:value-type="boolean" office:boolean-value="true" calcext:value-type="boolean">
            <text:p>TRUE</text:p>
          </table:table-cell>
          <table:table-cell table:formula="of:=IF(AND([.I19];[.K19];EXACT([.C19];&quot;Person&quot;));COM.MICROSOFT.CONCAT([.L18];&quot;, '&quot;;[.B19];&quot;'&quot;);[.L18])" office:value-type="string" office:string-value="'AGEP', 'CIT', 'SCHL', 'SEX', 'ENG', 'MSP', 'WKW', 'WKHP'" calcext:value-type="string">
            <text:p>'AGEP', 'CIT', 'SCHL', 'SEX', 'ENG', 'MSP', 'WKW', 'WKHP'</text:p>
          </table:table-cell>
          <table:table-cell table:number-columns-repeated="5"/>
          <table:table-cell office:value-type="string" calcext:value-type="string">
            <text:p>See descriptions at left – average among adults, sum among adults, number adults at 0, number adults &gt;10, number adults &gt;15, number adults &gt;20, number adults &gt;30, number adults &gt; 40, number adults &gt; 50, etc., number of kids in each category, % adults over each category, % kids over each category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Person</text:p>
          </table:table-cell>
          <table:table-cell table:number-columns-repeated="3" office:value-type="string" calcext:value-type="string">
            <text:p>No</text:p>
          </table:table-cell>
          <table:table-cell/>
          <table:table-cell office:value-type="string" calcext:value-type="string">
            <text:p>HOUSEHOLD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) Map 2 → 0; 2) Average in HH</text:p>
          </table:table-cell>
          <table:table-cell table:formula="of:=IF(EXACT([.D20];&quot;No&quot;))" office:value-type="boolean" office:boolean-value="true" calcext:value-type="boolean">
            <text:p>TRUE</text:p>
          </table:table-cell>
          <table:table-cell table:formula="of:=IF(AND([.I20];[.K20];EXACT([.C20];&quot;Person&quot;));COM.MICROSOFT.CONCAT([.L19];&quot;, '&quot;;[.B20];&quot;'&quot;);[.L19])" office:value-type="string" office:string-value="'AGEP', 'CIT', 'SCHL', 'SEX', 'ENG', 'MSP', 'WKW', 'WKHP', 'DIS'" calcext:value-type="string">
            <text:p>'AGEP', 'CIT', 'SCHL', 'SEX', 'ENG', 'MSP', 'WKW', 'WKHP', 'DIS'</text:p>
          </table:table-cell>
          <table:table-cell table:number-columns-repeated="5"/>
          <table:table-cell office:value-type="string" calcext:value-type="string">
            <text:p>See descriptions at left – average among adults, sum among adults, average among kids, sum among kids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Household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HOUSEHOLDER</text:p>
          </table:table-cell>
          <table:table-cell table:formula="of:=IF(EXACT([.D21];&quot;No&quot;))" office:value-type="boolean" office:boolean-value="true" calcext:value-type="boolean">
            <text:p>TRUE</text:p>
          </table:table-cell>
          <table:table-cell table:formula="of:=IF(AND([.I21];[.K21];EXACT([.C21];&quot;Person&quot;));COM.MICROSOFT.CONCAT([.L20];&quot;, '&quot;;[.B21];&quot;'&quot;);[.L20])" office:value-type="string" office:string-value="'AGEP', 'CIT', 'SCHL', 'SEX', 'ENG', 'MSP', 'WKW', 'WKHP', 'DIS'" calcext:value-type="string">
            <text:p>'AGEP', 'CIT', 'SCHL', 'SEX', 'ENG', 'MSP', 'WKW', 'WKHP', 'DIS'</text:p>
          </table:table-cell>
          <table:table-cell table:number-columns-repeated="5"/>
          <table:table-cell office:value-type="string" calcext:value-type="string">
            <text:p>&gt; 3, &gt;5, &gt;6, &gt;8, &gt;10; also, do the same for the number of people in the poverty unit (not the household); also, create a count of the number of poverty units in the houshold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Household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TEN and HousingStatus will overlap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HOUSEHOLDER</text:p>
          </table:table-cell>
          <table:table-cell table:formula="of:=IF(EXACT([.D22];&quot;No&quot;))" office:value-type="boolean" office:boolean-value="true" calcext:value-type="boolean">
            <text:p>TRUE</text:p>
          </table:table-cell>
          <table:table-cell table:formula="of:=IF(AND([.I22];[.K22];EXACT([.C22];&quot;Person&quot;));COM.MICROSOFT.CONCAT([.L21];&quot;, '&quot;;[.B22];&quot;'&quot;);[.L21])" office:value-type="string" office:string-value="'AGEP', 'CIT', 'SCHL', 'SEX', 'ENG', 'MSP', 'WKW', 'WKHP', 'DIS'" calcext:value-type="string">
            <text:p>'AGEP', 'CIT', 'SCHL', 'SEX', 'ENG', 'MSP', 'WKW', 'WKHP', 'DIS'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HT</text:p>
          </table:table-cell>
          <table:table-cell office:value-type="string" calcext:value-type="string">
            <text:p>Household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HHT and FamType_PU will overlap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HOUSEHOLDER</text:p>
          </table:table-cell>
          <table:table-cell table:formula="of:=IF(EXACT([.D23];&quot;No&quot;))" office:value-type="boolean" office:boolean-value="true" calcext:value-type="boolean">
            <text:p>TRUE</text:p>
          </table:table-cell>
          <table:table-cell table:formula="of:=IF(AND([.I23];[.K23];EXACT([.C23];&quot;Person&quot;));COM.MICROSOFT.CONCAT([.L22];&quot;, '&quot;;[.B23];&quot;'&quot;);[.L22])" office:value-type="string" office:string-value="'AGEP', 'CIT', 'SCHL', 'SEX', 'ENG', 'MSP', 'WKW', 'WKHP', 'DIS'" calcext:value-type="string">
            <text:p>'AGEP', 'CIT', 'SCHL', 'SEX', 'ENG', 'MSP', 'WKW', 'WKHP', 'DIS'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WTR</text:p>
          </table:table-cell>
          <table:table-cell office:value-type="string" calcext:value-type="string">
            <text:p>Person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HOUSEHOLDER</text:p>
          </table:table-cell>
          <table:table-cell table:formula="of:=IF(EXACT([.D24];&quot;No&quot;))" office:value-type="boolean" office:boolean-value="true" calcext:value-type="boolean">
            <text:p>TRUE</text:p>
          </table:table-cell>
          <table:table-cell table:formula="of:=IF(AND([.I24];[.K24];EXACT([.C24];&quot;Person&quot;));COM.MICROSOFT.CONCAT([.L23];&quot;, '&quot;;[.B24];&quot;'&quot;);[.L23])" office:value-type="string" office:string-value="'AGEP', 'CIT', 'SCHL', 'SEX', 'ENG', 'MSP', 'WKW', 'WKHP', 'DIS', 'JWTR'" calcext:value-type="string">
            <text:p>'AGEP', 'CIT', 'SCHL', 'SEX', 'ENG', 'MSP', 'WKW', 'WKHP', 'DIS', 'JWTR'</text:p>
          </table:table-cell>
          <table:table-cell table:number-columns-repeated="5"/>
          <table:table-cell office:value-type="string" calcext:value-type="string">
            <text:p>Householder, average, sum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AGP_adj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UM</text:p>
          </table:table-cell>
          <table:table-cell table:formula="of:=IF(EXACT([.D25];&quot;No&quot;))" office:value-type="boolean" office:boolean-value="false" calcext:value-type="boolean">
            <text:p>FALSE</text:p>
          </table:table-cell>
          <table:table-cell table:formula="of:=IF(AND([.I25];[.K25];EXACT([.C25];&quot;Person&quot;));COM.MICROSOFT.CONCAT([.L24];&quot;, '&quot;;[.B25];&quot;'&quot;);[.L24])" office:value-type="string" office:string-value="'AGEP', 'CIT', 'SCHL', 'SEX', 'ENG', 'MSP', 'WKW', 'WKHP', 'DIS', 'JWTR'" calcext:value-type="string">
            <text:p>'AGEP', 'CIT', 'SCHL', 'SEX', 'ENG', 'MSP', 'WKW', 'WKHP', 'DIS', 'JWTR'</text:p>
          </table:table-cell>
          <table:table-cell table:number-columns-repeated="5"/>
          <table:table-cell office:value-type="string" calcext:value-type="string">
            <text:p>Sum, average, sum &gt; 20k, sum &gt; 30k, etc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NTP_adj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UM</text:p>
          </table:table-cell>
          <table:table-cell table:formula="of:=IF(EXACT([.D26];&quot;No&quot;))" office:value-type="boolean" office:boolean-value="false" calcext:value-type="boolean">
            <text:p>FALSE</text:p>
          </table:table-cell>
          <table:table-cell table:formula="of:=IF(AND([.I26];[.K26];EXACT([.C26];&quot;Person&quot;));COM.MICROSOFT.CONCAT([.L25];&quot;, '&quot;;[.B26];&quot;'&quot;);[.L25])" office:value-type="string" office:string-value="'AGEP', 'CIT', 'SCHL', 'SEX', 'ENG', 'MSP', 'WKW', 'WKHP', 'DIS', 'JWTR'" calcext:value-type="string">
            <text:p>'AGEP', 'CIT', 'SCHL', 'SEX', 'ENG', 'MSP', 'WKW', 'WKHP', 'DIS', 'JWTR'</text:p>
          </table:table-cell>
          <table:table-cell table:number-columns-repeated="5"/>
          <table:table-cell office:value-type="string" calcext:value-type="string">
            <text:p>HH &lt; 0, HH &gt; 0, HH &gt; 500, HH &gt; 5000, HH &gt; 1800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MP_adj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UM</text:p>
          </table:table-cell>
          <table:table-cell table:formula="of:=IF(EXACT([.D27];&quot;No&quot;))" office:value-type="boolean" office:boolean-value="false" calcext:value-type="boolean">
            <text:p>FALSE</text:p>
          </table:table-cell>
          <table:table-cell table:formula="of:=IF(AND([.I27];[.K27];EXACT([.C27];&quot;Person&quot;));COM.MICROSOFT.CONCAT([.L26];&quot;, '&quot;;[.B27];&quot;'&quot;);[.L26])" office:value-type="string" office:string-value="'AGEP', 'CIT', 'SCHL', 'SEX', 'ENG', 'MSP', 'WKW', 'WKHP', 'DIS', 'JWTR'" calcext:value-type="string">
            <text:p>'AGEP', 'CIT', 'SCHL', 'SEX', 'ENG', 'MSP', 'WKW', 'WKHP', 'DIS', 'JWTR'</text:p>
          </table:table-cell>
          <table:table-cell table:number-columns-repeated="5"/>
          <table:table-cell office:value-type="string" calcext:value-type="string">
            <text:p>Create a feature that’s sum of SEMP + WAGP?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SP_adj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UM</text:p>
          </table:table-cell>
          <table:table-cell table:formula="of:=IF(EXACT([.D28];&quot;No&quot;))" office:value-type="boolean" office:boolean-value="false" calcext:value-type="boolean">
            <text:p>FALSE</text:p>
          </table:table-cell>
          <table:table-cell table:formula="of:=IF(AND([.I28];[.K28];EXACT([.C28];&quot;Person&quot;));COM.MICROSOFT.CONCAT([.L27];&quot;, '&quot;;[.B28];&quot;'&quot;);[.L27])" office:value-type="string" office:string-value="'AGEP', 'CIT', 'SCHL', 'SEX', 'ENG', 'MSP', 'WKW', 'WKHP', 'DIS', 'JWTR'" calcext:value-type="string">
            <text:p>'AGEP', 'CIT', 'SCHL', 'SEX', 'ENG', 'MSP', 'WKW', 'WKHP', 'DIS', 'JWTR'</text:p>
          </table:table-cell>
          <table:table-cell table:number-columns-repeated="5"/>
          <table:table-cell office:value-type="string" calcext:value-type="string">
            <text:p>&gt;0, &gt;9000, &gt;15000, &gt;2300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SIP_adj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UM</text:p>
          </table:table-cell>
          <table:table-cell table:formula="of:=IF(EXACT([.D29];&quot;No&quot;))" office:value-type="boolean" office:boolean-value="false" calcext:value-type="boolean">
            <text:p>FALSE</text:p>
          </table:table-cell>
          <table:table-cell table:formula="of:=IF(AND([.I29];[.K29];EXACT([.C29];&quot;Person&quot;));COM.MICROSOFT.CONCAT([.L28];&quot;, '&quot;;[.B29];&quot;'&quot;);[.L28])" office:value-type="string" office:string-value="'AGEP', 'CIT', 'SCHL', 'SEX', 'ENG', 'MSP', 'WKW', 'WKHP', 'DIS', 'JWTR'" calcext:value-type="string">
            <text:p>'AGEP', 'CIT', 'SCHL', 'SEX', 'ENG', 'MSP', 'WKW', 'WKHP', 'DIS', 'JWTR'</text:p>
          </table:table-cell>
          <table:table-cell table:number-columns-repeated="5"/>
          <table:table-cell office:value-type="string" calcext:value-type="string">
            <text:p>&gt;0, &gt;6000, &gt;8500, &gt;990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_adj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UM</text:p>
          </table:table-cell>
          <table:table-cell table:formula="of:=IF(EXACT([.D30];&quot;No&quot;))" office:value-type="boolean" office:boolean-value="false" calcext:value-type="boolean">
            <text:p>FALSE</text:p>
          </table:table-cell>
          <table:table-cell table:formula="of:=IF(AND([.I30];[.K30];EXACT([.C30];&quot;Person&quot;));COM.MICROSOFT.CONCAT([.L29];&quot;, '&quot;;[.B30];&quot;'&quot;);[.L29])" office:value-type="string" office:string-value="'AGEP', 'CIT', 'SCHL', 'SEX', 'ENG', 'MSP', 'WKW', 'WKHP', 'DIS', 'JWTR'" calcext:value-type="string">
            <text:p>'AGEP', 'CIT', 'SCHL', 'SEX', 'ENG', 'MSP', 'WKW', 'WKHP', 'DIS', 'JWTR'</text:p>
          </table:table-cell>
          <table:table-cell table:number-columns-repeated="5"/>
          <table:table-cell office:value-type="string" calcext:value-type="string">
            <text:p>&gt;0, &gt;1000, &gt;2300, &gt;430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ETP_adj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UM</text:p>
          </table:table-cell>
          <table:table-cell table:formula="of:=IF(EXACT([.D31];&quot;No&quot;))" office:value-type="boolean" office:boolean-value="false" calcext:value-type="boolean">
            <text:p>FALSE</text:p>
          </table:table-cell>
          <table:table-cell table:formula="of:=IF(AND([.I31];[.K31];EXACT([.C31];&quot;Person&quot;));COM.MICROSOFT.CONCAT([.L30];&quot;, '&quot;;[.B31];&quot;'&quot;);[.L30])" office:value-type="string" office:string-value="'AGEP', 'CIT', 'SCHL', 'SEX', 'ENG', 'MSP', 'WKW', 'WKHP', 'DIS', 'JWTR'" calcext:value-type="string">
            <text:p>'AGEP', 'CIT', 'SCHL', 'SEX', 'ENG', 'MSP', 'WKW', 'WKHP', 'DIS', 'JWTR'</text:p>
          </table:table-cell>
          <table:table-cell table:number-columns-repeated="5"/>
          <table:table-cell office:value-type="string" calcext:value-type="string">
            <text:p>&gt;0, &gt;6750, &gt;15000, &gt;3500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I_adj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UM</text:p>
          </table:table-cell>
          <table:table-cell table:formula="of:=IF(EXACT([.D32];&quot;No&quot;))" office:value-type="boolean" office:boolean-value="false" calcext:value-type="boolean">
            <text:p>FALSE</text:p>
          </table:table-cell>
          <table:table-cell table:formula="of:=IF(AND([.I32];[.K32];EXACT([.C32];&quot;Person&quot;));COM.MICROSOFT.CONCAT([.L31];&quot;, '&quot;;[.B32];&quot;'&quot;);[.L31])" office:value-type="string" office:string-value="'AGEP', 'CIT', 'SCHL', 'SEX', 'ENG', 'MSP', 'WKW', 'WKHP', 'DIS', 'JWTR'" calcext:value-type="string">
            <text:p>'AGEP', 'CIT', 'SCHL', 'SEX', 'ENG', 'MSP', 'WKW', 'WKHP', 'DIS', 'JWTR'</text:p>
          </table:table-cell>
          <table:table-cell table:number-columns-repeated="5"/>
          <table:table-cell office:value-type="string" calcext:value-type="string">
            <text:p>&gt;0, &gt;2400, &gt;6300, &gt;1600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RGP_adj</text:p>
          </table:table-cell>
          <table:table-cell office:value-type="string" calcext:value-type="string">
            <text:p>Household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UM</text:p>
          </table:table-cell>
          <table:table-cell table:formula="of:=IF(EXACT([.D33];&quot;No&quot;))" office:value-type="boolean" office:boolean-value="false" calcext:value-type="boolean">
            <text:p>FALSE</text:p>
          </table:table-cell>
          <table:table-cell table:formula="of:=IF(AND([.I33];[.K33];EXACT([.C33];&quot;Person&quot;));COM.MICROSOFT.CONCAT([.L32];&quot;, '&quot;;[.B33];&quot;'&quot;);[.L32])" office:value-type="string" office:string-value="'AGEP', 'CIT', 'SCHL', 'SEX', 'ENG', 'MSP', 'WKW', 'WKHP', 'DIS', 'JWTR'" calcext:value-type="string">
            <text:p>'AGEP', 'CIT', 'SCHL', 'SEX', 'ENG', 'MSP', 'WKW', 'WKHP', 'DIS', 'JWTR'</text:p>
          </table:table-cell>
          <table:table-cell table:number-columns-repeated="5"/>
          <table:table-cell office:value-type="string" calcext:value-type="string">
            <text:p>No need to do these – they’re household level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NTP_adj</text:p>
          </table:table-cell>
          <table:table-cell office:value-type="string" calcext:value-type="string">
            <text:p>Household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UM</text:p>
          </table:table-cell>
          <table:table-cell table:formula="of:=IF(EXACT([.D34];&quot;No&quot;))" office:value-type="boolean" office:boolean-value="false" calcext:value-type="boolean">
            <text:p>FALSE</text:p>
          </table:table-cell>
          <table:table-cell table:formula="of:=IF(AND([.I34];[.K34];EXACT([.C34];&quot;Person&quot;));COM.MICROSOFT.CONCAT([.L33];&quot;, '&quot;;[.B34];&quot;'&quot;);[.L33])" office:value-type="string" office:string-value="'AGEP', 'CIT', 'SCHL', 'SEX', 'ENG', 'MSP', 'WKW', 'WKHP', 'DIS', 'JWTR'" calcext:value-type="string">
            <text:p>'AGEP', 'CIT', 'SCHL', 'SEX', 'ENG', 'MSP', 'WKW', 'WKHP', 'DIS', 'JWTR'</text:p>
          </table:table-cell>
          <table:table-cell table:number-columns-repeated="5"/>
          <table:table-cell office:value-type="string" calcext:value-type="string">
            <text:p>No need to do these – they’re household level</text:p>
          </table:table-cell>
          <table:table-cell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Povunit_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/>
          <table:table-cell table:formula="of:=IF(EXACT([.D35];&quot;No&quot;))" office:value-type="boolean" office:boolean-value="false" calcext:value-type="boolean">
            <text:p>FALSE</text:p>
          </table:table-cell>
          <table:table-cell table:formula="of:=IF(AND([.I35];[.K35];EXACT([.C35];&quot;Person&quot;));COM.MICROSOFT.CONCAT([.L34];&quot;, '&quot;;[.B35];&quot;'&quot;);[.L34])" office:value-type="string" office:string-value="'AGEP', 'CIT', 'SCHL', 'SEX', 'ENG', 'MSP', 'WKW', 'WKHP', 'DIS', 'JWTR'" calcext:value-type="string">
            <text:p>'AGEP', 'CIT', 'SCHL', 'SEX', 'ENG', 'MSP', 'WKW', 'WKHP', 'DIS', 'JWTR'</text:p>
          </table:table-cell>
          <table:table-cell table:number-columns-repeated="7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Povunit_Rel</text:p>
          </table:table-cell>
          <table:table-cell office:value-type="string" calcext:value-type="string">
            <text:p>ID – Person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/>
          <table:table-cell table:formula="of:=IF(EXACT([.D36];&quot;No&quot;))" office:value-type="boolean" office:boolean-value="true" calcext:value-type="boolean">
            <text:p>TRUE</text:p>
          </table:table-cell>
          <table:table-cell table:formula="of:=IF(AND([.I36];[.K36];EXACT([.C36];&quot;Person&quot;));COM.MICROSOFT.CONCAT([.L35];&quot;, '&quot;;[.B36];&quot;'&quot;);[.L35])" office:value-type="string" office:string-value="'AGEP', 'CIT', 'SCHL', 'SEX', 'ENG', 'MSP', 'WKW', 'WKHP', 'DIS', 'JWTR'" calcext:value-type="string">
            <text:p>'AGEP', 'CIT', 'SCHL', 'SEX', 'ENG', 'MSP', 'WKW', 'WKHP', 'DIS', 'JWTR'</text:p>
          </table:table-cell>
          <table:table-cell table:number-columns-repeated="7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FamType_PU</text:p>
          </table:table-cell>
          <table:table-cell office:value-type="string" calcext:value-type="string">
            <text:p>Household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HHT and FamType_PU will overlap</text:p>
          </table:table-cell>
          <table:table-cell/>
          <table:table-cell office:value-type="boolean" office:boolean-value="false" calcext:value-type="boolean">
            <text:p>FALSE</text:p>
          </table:table-cell>
          <table:table-cell/>
          <table:table-cell table:formula="of:=IF(EXACT([.D37];&quot;No&quot;))" office:value-type="boolean" office:boolean-value="true" calcext:value-type="boolean">
            <text:p>TRUE</text:p>
          </table:table-cell>
          <table:table-cell table:formula="of:=IF(AND([.I37];[.K37];EXACT([.C37];&quot;Person&quot;));COM.MICROSOFT.CONCAT([.L36];&quot;, '&quot;;[.B37];&quot;'&quot;);[.L36])" office:value-type="string" office:string-value="'AGEP', 'CIT', 'SCHL', 'SEX', 'ENG', 'MSP', 'WKW', 'WKHP', 'DIS', 'JWTR'" calcext:value-type="string">
            <text:p>'AGEP', 'CIT', 'SCHL', 'SEX', 'ENG', 'MSP', 'WKW', 'WKHP', 'DIS', 'JWTR'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ousingStatus</text:p>
          </table:table-cell>
          <table:table-cell office:value-type="string" calcext:value-type="string">
            <text:p>Household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TEN and HousingStatus will overlap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HOUSEHOLDER</text:p>
          </table:table-cell>
          <table:table-cell table:formula="of:=IF(EXACT([.D38];&quot;No&quot;))" office:value-type="boolean" office:boolean-value="true" calcext:value-type="boolean">
            <text:p>TRUE</text:p>
          </table:table-cell>
          <table:table-cell table:formula="of:=IF(AND([.I38];[.K38];EXACT([.C38];&quot;Person&quot;));COM.MICROSOFT.CONCAT([.L37];&quot;, '&quot;;[.B38];&quot;'&quot;);[.L37])" office:value-type="string" office:string-value="'AGEP', 'CIT', 'SCHL', 'SEX', 'ENG', 'MSP', 'WKW', 'WKHP', 'DIS', 'JWTR'" calcext:value-type="string">
            <text:p>'AGEP', 'CIT', 'SCHL', 'SEX', 'ENG', 'MSP', 'WKW', 'WKHP', 'DIS', 'JWTR'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thnicity</text:p>
          </table:table-cell>
          <table:table-cell office:value-type="string" calcext:value-type="string">
            <text:p>Person</text:p>
          </table:table-cell>
          <table:table-cell table:number-columns-repeated="3" office:value-type="string" calcext:value-type="string">
            <text:p>No</text:p>
          </table:table-cell>
          <table:table-cell/>
          <table:table-cell office:value-type="string" calcext:value-type="string">
            <text:p>HOUSEHOLDER</text:p>
          </table:table-cell>
          <table:table-cell office:value-type="boolean" office:boolean-value="true" calcext:value-type="boolean">
            <text:p>TRUE</text:p>
          </table:table-cell>
          <table:table-cell table:style-name="ce5" office:value-type="string" calcext:value-type="string">
            <text:p>MEAN(AGEP &gt; 18)</text:p>
          </table:table-cell>
          <table:table-cell table:formula="of:=IF(EXACT([.D39];&quot;No&quot;))" office:value-type="boolean" office:boolean-value="true" calcext:value-type="boolean">
            <text:p>TRUE</text:p>
          </table:table-cell>
          <table:table-cell table:formula="of:=IF(AND([.I39];[.K39];EXACT([.C39];&quot;Person&quot;));COM.MICROSOFT.CONCAT([.L38];&quot;, '&quot;;[.B39];&quot;'&quot;);[.L38])" office:value-type="string" office:string-value="'AGEP', 'CIT', 'SCHL', 'SEX', 'ENG', 'MSP', 'WKW', 'WKHP', 'DIS', 'JWTR', 'Ethnicity'" calcext:value-type="string">
            <text:p>'AGEP', 'CIT', 'SCHL', 'SEX', 'ENG', 'MSP', 'WKW', 'WKHP', 'DIS', 'JWTR', 'Ethnicity'</text:p>
          </table:table-cell>
          <table:table-cell table:number-columns-repeated="5"/>
          <table:table-cell office:value-type="string" calcext:value-type="string">
            <text:p>See description at left, also Count by ethnicity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otalWorkHrs_PU</text:p>
          </table:table-cell>
          <table:table-cell office:value-type="string" calcext:value-type="string">
            <text:p>Household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TotalWorkHrs_PU will overlap with WKW, WKHP, ESR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HOUSEHOLDER</text:p>
          </table:table-cell>
          <table:table-cell table:formula="of:=IF(EXACT([.D40];&quot;No&quot;))" office:value-type="boolean" office:boolean-value="true" calcext:value-type="boolean">
            <text:p>TRUE</text:p>
          </table:table-cell>
          <table:table-cell table:formula="of:=IF(AND([.I40];[.K40];EXACT([.C40];&quot;Person&quot;));COM.MICROSOFT.CONCAT([.L39];&quot;, '&quot;;[.B40];&quot;'&quot;);[.L39])" office:value-type="string" office:string-value="'AGEP', 'CIT', 'SCHL', 'SEX', 'ENG', 'MSP', 'WKW', 'WKHP', 'DIS', 'JWTR', 'Ethnicity'" calcext:value-type="string">
            <text:p>'AGEP', 'CIT', 'SCHL', 'SEX', 'ENG', 'MSP', 'WKW', 'WKHP', 'DIS', 'JWTR', 'Ethnicity'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oro</text:p>
          </table:table-cell>
          <table:table-cell office:value-type="string" calcext:value-type="string">
            <text:p>Person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HOUSEHOLDER</text:p>
          </table:table-cell>
          <table:table-cell table:formula="of:=IF(EXACT([.D41];&quot;No&quot;))" office:value-type="boolean" office:boolean-value="true" calcext:value-type="boolean">
            <text:p>TRUE</text:p>
          </table:table-cell>
          <table:table-cell table:formula="of:=IF(AND([.I41];[.K41];EXACT([.C41];&quot;Person&quot;));COM.MICROSOFT.CONCAT([.L40];&quot;, '&quot;;[.B41];&quot;'&quot;);[.L40])" office:value-type="string" office:string-value="'AGEP', 'CIT', 'SCHL', 'SEX', 'ENG', 'MSP', 'WKW', 'WKHP', 'DIS', 'JWTR', 'Ethnicity', 'Boro'" calcext:value-type="string">
            <text:p>'AGEP', 'CIT', 'SCHL', 'SEX', 'ENG', 'MSP', 'WKW', 'WKHP', 'DIS', 'JWTR', 'Ethnicity', 'Boro'</text:p>
          </table:table-cell>
          <table:table-cell table:number-columns-repeated="5"/>
          <table:table-cell office:value-type="string" calcext:value-type="string">
            <text:p>No need to do these – they’re both person and household level</text:p>
          </table:table-cell>
          <table:table-cell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EducAttain</text:p>
          </table:table-cell>
          <table:table-cell office:value-type="string" calcext:value-type="string">
            <text:p>Perso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CH, SCHG, SCHL, and EducAttain are all very close</text:p>
          </table:table-cell>
          <table:table-cell/>
          <table:table-cell office:value-type="boolean" office:boolean-value="false" calcext:value-type="boolean">
            <text:p>FALSE</text:p>
          </table:table-cell>
          <table:table-cell/>
          <table:table-cell table:formula="of:=IF(EXACT([.D42];&quot;No&quot;))" office:value-type="boolean" office:boolean-value="true" calcext:value-type="boolean">
            <text:p>TRUE</text:p>
          </table:table-cell>
          <table:table-cell table:formula="of:=IF(AND([.I42];[.K42];EXACT([.C42];&quot;Person&quot;));COM.MICROSOFT.CONCAT([.L41];&quot;, '&quot;;[.B42];&quot;'&quot;);[.L41])" office:value-type="string" office:string-value="'AGEP', 'CIT', 'SCHL', 'SEX', 'ENG', 'MSP', 'WKW', 'WKHP', 'DIS', 'JWTR', 'Ethnicity', 'Boro'" calcext:value-type="string">
            <text:p>'AGEP', 'CIT', 'SCHL', 'SEX', 'ENG', 'MSP', 'WKW', 'WKHP', 'DIS', 'JWTR', 'Ethnicity', 'Boro'</text:p>
          </table:table-cell>
          <table:table-cell table:number-columns-repeated="7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CitizenStatus</text:p>
          </table:table-cell>
          <table:table-cell office:value-type="string" calcext:value-type="string">
            <text:p>Perso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CitizenStatus and CIT are very close</text:p>
          </table:table-cell>
          <table:table-cell/>
          <table:table-cell office:value-type="boolean" office:boolean-value="false" calcext:value-type="boolean">
            <text:p>FALSE</text:p>
          </table:table-cell>
          <table:table-cell/>
          <table:table-cell table:formula="of:=IF(EXACT([.D43];&quot;No&quot;))" office:value-type="boolean" office:boolean-value="true" calcext:value-type="boolean">
            <text:p>TRUE</text:p>
          </table:table-cell>
          <table:table-cell table:formula="of:=IF(AND([.I43];[.K43];EXACT([.C43];&quot;Person&quot;));COM.MICROSOFT.CONCAT([.L42];&quot;, '&quot;;[.B43];&quot;'&quot;);[.L42])" office:value-type="string" office:string-value="'AGEP', 'CIT', 'SCHL', 'SEX', 'ENG', 'MSP', 'WKW', 'WKHP', 'DIS', 'JWTR', 'Ethnicity', 'Boro'" calcext:value-type="string">
            <text:p>'AGEP', 'CIT', 'SCHL', 'SEX', 'ENG', 'MSP', 'WKW', 'WKHP', 'DIS', 'JWTR', 'Ethnicity', 'Boro'</text:p>
          </table:table-cell>
          <table:table-cell table:number-columns-repeated="7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AgeCateg</text:p>
          </table:table-cell>
          <table:table-cell office:value-type="string" calcext:value-type="string">
            <text:p>Perso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geCateg and AGEP are very close</text:p>
          </table:table-cell>
          <table:table-cell/>
          <table:table-cell office:value-type="boolean" office:boolean-value="false" calcext:value-type="boolean">
            <text:p>FALSE</text:p>
          </table:table-cell>
          <table:table-cell/>
          <table:table-cell table:formula="of:=IF(EXACT([.D44];&quot;No&quot;))" office:value-type="boolean" office:boolean-value="true" calcext:value-type="boolean">
            <text:p>TRUE</text:p>
          </table:table-cell>
          <table:table-cell table:formula="of:=IF(AND([.I44];[.K44];EXACT([.C44];&quot;Person&quot;));COM.MICROSOFT.CONCAT([.L43];&quot;, '&quot;;[.B44];&quot;'&quot;);[.L43])" office:value-type="string" office:string-value="'AGEP', 'CIT', 'SCHL', 'SEX', 'ENG', 'MSP', 'WKW', 'WKHP', 'DIS', 'JWTR', 'Ethnicity', 'Boro'" calcext:value-type="string">
            <text:p>'AGEP', 'CIT', 'SCHL', 'SEX', 'ENG', 'MSP', 'WKW', 'WKHP', 'DIS', 'JWTR', 'Ethnicity', 'Boro'</text:p>
          </table:table-cell>
          <table:table-cell table:number-columns-repeated="7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FTPTWork</text:p>
          </table:table-cell>
          <table:table-cell office:value-type="string" calcext:value-type="string">
            <text:p>Perso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ESR will overlap with WKW, WKHP, TotalWorkHrs_PU, FTPTWork</text:p>
          </table:table-cell>
          <table:table-cell/>
          <table:table-cell office:value-type="boolean" office:boolean-value="false" calcext:value-type="boolean">
            <text:p>FALSE</text:p>
          </table:table-cell>
          <table:table-cell/>
          <table:table-cell table:formula="of:=IF(EXACT([.D45];&quot;No&quot;))" office:value-type="boolean" office:boolean-value="true" calcext:value-type="boolean">
            <text:p>TRUE</text:p>
          </table:table-cell>
          <table:table-cell table:formula="of:=IF(AND([.I45];[.K45];EXACT([.C45];&quot;Person&quot;));COM.MICROSOFT.CONCAT([.L44];&quot;, '&quot;;[.B45];&quot;'&quot;);[.L44])" office:value-type="string" office:string-value="'AGEP', 'CIT', 'SCHL', 'SEX', 'ENG', 'MSP', 'WKW', 'WKHP', 'DIS', 'JWTR', 'Ethnicity', 'Boro'" calcext:value-type="string">
            <text:p>'AGEP', 'CIT', 'SCHL', 'SEX', 'ENG', 'MSP', 'WKW', 'WKHP', 'DIS', 'JWTR', 'Ethnicity', 'Boro'</text:p>
          </table:table-cell>
          <table:table-cell table:number-columns-repeated="7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PreTaxIncome_PU</text:p>
          </table:table-cell>
          <table:table-cell office:value-type="string" calcext:value-type="string">
            <text:p>Househo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posed of other features</text:p>
          </table:table-cell>
          <table:table-cell/>
          <table:table-cell office:value-type="boolean" office:boolean-value="false" calcext:value-type="boolean">
            <text:p>FALSE</text:p>
          </table:table-cell>
          <table:table-cell/>
          <table:table-cell table:formula="of:=IF(EXACT([.D46];&quot;No&quot;))" office:value-type="boolean" office:boolean-value="false" calcext:value-type="boolean">
            <text:p>FALSE</text:p>
          </table:table-cell>
          <table:table-cell table:formula="of:=IF(AND([.I46];[.K46];EXACT([.C46];&quot;Person&quot;));COM.MICROSOFT.CONCAT([.L45];&quot;, '&quot;;[.B46];&quot;'&quot;);[.L45])" office:value-type="string" office:string-value="'AGEP', 'CIT', 'SCHL', 'SEX', 'ENG', 'MSP', 'WKW', 'WKHP', 'DIS', 'JWTR', 'Ethnicity', 'Boro'" calcext:value-type="string">
            <text:p>'AGEP', 'CIT', 'SCHL', 'SEX', 'ENG', 'MSP', 'WKW', 'WKHP', 'DIS', 'JWTR', 'Ethnicity', 'Boro'</text:p>
          </table:table-cell>
          <table:table-cell table:number-columns-repeated="7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Off_Threshold</text:p>
          </table:table-cell>
          <table:table-cell office:value-type="string" calcext:value-type="string">
            <text:p>Househol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/>
          <table:table-cell table:formula="of:=IF(EXACT([.D47];&quot;No&quot;))" office:value-type="boolean" office:boolean-value="false" calcext:value-type="boolean">
            <text:p>FALSE</text:p>
          </table:table-cell>
          <table:table-cell table:formula="of:=IF(AND([.I47];[.K47];EXACT([.C47];&quot;Person&quot;));COM.MICROSOFT.CONCAT([.L46];&quot;, '&quot;;[.B47];&quot;'&quot;);[.L46])" office:value-type="string" office:string-value="'AGEP', 'CIT', 'SCHL', 'SEX', 'ENG', 'MSP', 'WKW', 'WKHP', 'DIS', 'JWTR', 'Ethnicity', 'Boro'" calcext:value-type="string">
            <text:p>'AGEP', 'CIT', 'SCHL', 'SEX', 'ENG', 'MSP', 'WKW', 'WKHP', 'DIS', 'JWTR', 'Ethnicity', 'Boro'</text:p>
          </table:table-cell>
          <table:table-cell table:number-columns-repeated="7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Off_Pov_Stat</text:p>
          </table:table-cell>
          <table:table-cell office:value-type="string" calcext:value-type="string">
            <text:p>Househol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/>
          <table:table-cell table:formula="of:=IF(EXACT([.D48];&quot;No&quot;))" office:value-type="boolean" office:boolean-value="true" calcext:value-type="boolean">
            <text:p>TRUE</text:p>
          </table:table-cell>
          <table:table-cell table:formula="of:=IF(AND([.I48];[.K48];EXACT([.C48];&quot;Person&quot;));COM.MICROSOFT.CONCAT([.L47];&quot;, '&quot;;[.B48];&quot;'&quot;);[.L47])" office:value-type="string" office:string-value="'AGEP', 'CIT', 'SCHL', 'SEX', 'ENG', 'MSP', 'WKW', 'WKHP', 'DIS', 'JWTR', 'Ethnicity', 'Boro'" calcext:value-type="string">
            <text:p>'AGEP', 'CIT', 'SCHL', 'SEX', 'ENG', 'MSP', 'WKW', 'WKHP', 'DIS', 'JWTR', 'Ethnicity', 'Boro'</text:p>
          </table:table-cell>
          <table:table-cell table:number-columns-repeated="7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NYCgov_EITC</text:p>
          </table:table-cell>
          <table:table-cell table:style-name="ce1" office:value-type="string" calcext:value-type="string">
            <text:p>Pers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/>
          <table:table-cell table:formula="of:=IF(EXACT([.D49];&quot;No&quot;))" office:value-type="boolean" office:boolean-value="false" calcext:value-type="boolean">
            <text:p>FALSE</text:p>
          </table:table-cell>
          <table:table-cell table:formula="of:=IF(AND([.I49];[.K49];EXACT([.C49];&quot;Person&quot;));COM.MICROSOFT.CONCAT([.L48];&quot;, '&quot;;[.B49];&quot;'&quot;);[.L48])" office:value-type="string" office:string-value="'AGEP', 'CIT', 'SCHL', 'SEX', 'ENG', 'MSP', 'WKW', 'WKHP', 'DIS', 'JWTR', 'Ethnicity', 'Boro'" calcext:value-type="string">
            <text:p>'AGEP', 'CIT', 'SCHL', 'SEX', 'ENG', 'MSP', 'WKW', 'WKHP', 'DIS', 'JWTR', 'Ethnicity', 'Boro'</text:p>
          </table:table-cell>
          <table:table-cell table:number-columns-repeated="7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NYCgov_Income</text:p>
          </table:table-cell>
          <table:table-cell office:value-type="string" calcext:value-type="string">
            <text:p>Househo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/>
          <table:table-cell table:formula="of:=IF(EXACT([.D50];&quot;No&quot;))" office:value-type="boolean" office:boolean-value="false" calcext:value-type="boolean">
            <text:p>FALSE</text:p>
          </table:table-cell>
          <table:table-cell table:formula="of:=IF(AND([.I50];[.K50];EXACT([.C50];&quot;Person&quot;));COM.MICROSOFT.CONCAT([.L49];&quot;, '&quot;;[.B50];&quot;'&quot;);[.L49])" office:value-type="string" office:string-value="'AGEP', 'CIT', 'SCHL', 'SEX', 'ENG', 'MSP', 'WKW', 'WKHP', 'DIS', 'JWTR', 'Ethnicity', 'Boro'" calcext:value-type="string">
            <text:p>'AGEP', 'CIT', 'SCHL', 'SEX', 'ENG', 'MSP', 'WKW', 'WKHP', 'DIS', 'JWTR', 'Ethnicity', 'Boro'</text:p>
          </table:table-cell>
          <table:table-cell table:number-columns-repeated="7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NYCgov_Threshold</text:p>
          </table:table-cell>
          <table:table-cell office:value-type="string" calcext:value-type="string">
            <text:p>Household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/>
          <table:table-cell table:formula="of:=IF(EXACT([.D51];&quot;No&quot;))" office:value-type="boolean" office:boolean-value="false" calcext:value-type="boolean">
            <text:p>FALSE</text:p>
          </table:table-cell>
          <table:table-cell table:formula="of:=IF(AND([.I51];[.K51];EXACT([.C51];&quot;Person&quot;));COM.MICROSOFT.CONCAT([.L50];&quot;, '&quot;;[.B51];&quot;'&quot;);[.L50])" office:value-type="string" office:string-value="'AGEP', 'CIT', 'SCHL', 'SEX', 'ENG', 'MSP', 'WKW', 'WKHP', 'DIS', 'JWTR', 'Ethnicity', 'Boro'" calcext:value-type="string">
            <text:p>'AGEP', 'CIT', 'SCHL', 'SEX', 'ENG', 'MSP', 'WKW', 'WKHP', 'DIS', 'JWTR', 'Ethnicity', 'Boro'</text:p>
          </table:table-cell>
          <table:table-cell table:number-columns-repeated="7"/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NYCgov_Pov_Stat</text:p>
          </table:table-cell>
          <table:table-cell office:value-type="string" calcext:value-type="string">
            <text:p>Household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/>
          <table:table-cell table:formula="of:=IF(EXACT([.D52];&quot;No&quot;))" office:value-type="boolean" office:boolean-value="true" calcext:value-type="boolean">
            <text:p>TRUE</text:p>
          </table:table-cell>
          <table:table-cell table:formula="of:=IF(AND([.I52];[.K52];EXACT([.C52];&quot;Person&quot;));COM.MICROSOFT.CONCAT([.L51];&quot;, '&quot;;[.B52];&quot;'&quot;);[.L51])" office:value-type="string" office:string-value="'AGEP', 'CIT', 'SCHL', 'SEX', 'ENG', 'MSP', 'WKW', 'WKHP', 'DIS', 'JWTR', 'Ethnicity', 'Boro'" calcext:value-type="string">
            <text:p>'AGEP', 'CIT', 'SCHL', 'SEX', 'ENG', 'MSP', 'WKW', 'WKHP', 'DIS', 'JWTR', 'Ethnicity', 'Boro'</text:p>
          </table:table-cell>
          <table:table-cell table:number-columns-repeated="7"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NYCgov_Housing</text:p>
          </table:table-cell>
          <table:table-cell office:value-type="string" calcext:value-type="string">
            <text:p>Househo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/>
          <table:table-cell table:formula="of:=IF(EXACT([.D53];&quot;No&quot;))" office:value-type="boolean" office:boolean-value="false" calcext:value-type="boolean">
            <text:p>FALSE</text:p>
          </table:table-cell>
          <table:table-cell table:formula="of:=IF(AND([.I53];[.K53];EXACT([.C53];&quot;Person&quot;));COM.MICROSOFT.CONCAT([.L52];&quot;, '&quot;;[.B53];&quot;'&quot;);[.L52])" office:value-type="string" office:string-value="'AGEP', 'CIT', 'SCHL', 'SEX', 'ENG', 'MSP', 'WKW', 'WKHP', 'DIS', 'JWTR', 'Ethnicity', 'Boro'" calcext:value-type="string">
            <text:p>'AGEP', 'CIT', 'SCHL', 'SEX', 'ENG', 'MSP', 'WKW', 'WKHP', 'DIS', 'JWTR', 'Ethnicity', 'Boro'</text:p>
          </table:table-cell>
          <table:table-cell table:number-columns-repeated="7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NYCgov_Childcare</text:p>
          </table:table-cell>
          <table:table-cell office:value-type="string" calcext:value-type="string">
            <text:p>Househo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/>
          <table:table-cell table:formula="of:=IF(EXACT([.D54];&quot;No&quot;))" office:value-type="boolean" office:boolean-value="false" calcext:value-type="boolean">
            <text:p>FALSE</text:p>
          </table:table-cell>
          <table:table-cell table:formula="of:=IF(AND([.I54];[.K54];EXACT([.C54];&quot;Person&quot;));COM.MICROSOFT.CONCAT([.L53];&quot;, '&quot;;[.B54];&quot;'&quot;);[.L53])" office:value-type="string" office:string-value="'AGEP', 'CIT', 'SCHL', 'SEX', 'ENG', 'MSP', 'WKW', 'WKHP', 'DIS', 'JWTR', 'Ethnicity', 'Boro'" calcext:value-type="string">
            <text:p>'AGEP', 'CIT', 'SCHL', 'SEX', 'ENG', 'MSP', 'WKW', 'WKHP', 'DIS', 'JWTR', 'Ethnicity', 'Boro'</text:p>
          </table:table-cell>
          <table:table-cell table:number-columns-repeated="7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NYCgov_Commuting</text:p>
          </table:table-cell>
          <table:table-cell office:value-type="string" calcext:value-type="string">
            <text:p>Househo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/>
          <table:table-cell table:formula="of:=IF(EXACT([.D55];&quot;No&quot;))" office:value-type="boolean" office:boolean-value="false" calcext:value-type="boolean">
            <text:p>FALSE</text:p>
          </table:table-cell>
          <table:table-cell table:formula="of:=IF(AND([.I55];[.K55];EXACT([.C55];&quot;Person&quot;));COM.MICROSOFT.CONCAT([.L54];&quot;, '&quot;;[.B55];&quot;'&quot;);[.L54])" office:value-type="string" office:string-value="'AGEP', 'CIT', 'SCHL', 'SEX', 'ENG', 'MSP', 'WKW', 'WKHP', 'DIS', 'JWTR', 'Ethnicity', 'Boro'" calcext:value-type="string">
            <text:p>'AGEP', 'CIT', 'SCHL', 'SEX', 'ENG', 'MSP', 'WKW', 'WKHP', 'DIS', 'JWTR', 'Ethnicity', 'Boro'</text:p>
          </table:table-cell>
          <table:table-cell table:number-columns-repeated="7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NYCgov_MOOP</text:p>
          </table:table-cell>
          <table:table-cell office:value-type="string" calcext:value-type="string">
            <text:p>Househo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/>
          <table:table-cell table:formula="of:=IF(EXACT([.D56];&quot;No&quot;))" office:value-type="boolean" office:boolean-value="false" calcext:value-type="boolean">
            <text:p>FALSE</text:p>
          </table:table-cell>
          <table:table-cell table:formula="of:=IF(AND([.I56];[.K56];EXACT([.C56];&quot;Person&quot;));COM.MICROSOFT.CONCAT([.L55];&quot;, '&quot;;[.B56];&quot;'&quot;);[.L55])" office:value-type="string" office:string-value="'AGEP', 'CIT', 'SCHL', 'SEX', 'ENG', 'MSP', 'WKW', 'WKHP', 'DIS', 'JWTR', 'Ethnicity', 'Boro'" calcext:value-type="string">
            <text:p>'AGEP', 'CIT', 'SCHL', 'SEX', 'ENG', 'MSP', 'WKW', 'WKHP', 'DIS', 'JWTR', 'Ethnicity', 'Boro'</text:p>
          </table:table-cell>
          <table:table-cell table:number-columns-repeated="7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NYCgov_MedSpending</text:p>
          </table:table-cell>
          <table:table-cell office:value-type="string" calcext:value-type="string">
            <text:p>Househo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/>
          <table:table-cell table:formula="of:=IF(EXACT([.D57];&quot;No&quot;))" office:value-type="boolean" office:boolean-value="false" calcext:value-type="boolean">
            <text:p>FALSE</text:p>
          </table:table-cell>
          <table:table-cell table:formula="of:=IF(AND([.I57];[.K57];EXACT([.C57];&quot;Person&quot;));COM.MICROSOFT.CONCAT([.L56];&quot;, '&quot;;[.B57];&quot;'&quot;);[.L56])" office:value-type="string" office:string-value="'AGEP', 'CIT', 'SCHL', 'SEX', 'ENG', 'MSP', 'WKW', 'WKHP', 'DIS', 'JWTR', 'Ethnicity', 'Boro'" calcext:value-type="string">
            <text:p>'AGEP', 'CIT', 'SCHL', 'SEX', 'ENG', 'MSP', 'WKW', 'WKHP', 'DIS', 'JWTR', 'Ethnicity', 'Boro'</text:p>
          </table:table-cell>
          <table:table-cell table:number-columns-repeated="7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NYCgov_MedPremiums</text:p>
          </table:table-cell>
          <table:table-cell office:value-type="string" calcext:value-type="string">
            <text:p>Househo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/>
          <table:table-cell table:formula="of:=IF(EXACT([.D58];&quot;No&quot;))" office:value-type="boolean" office:boolean-value="false" calcext:value-type="boolean">
            <text:p>FALSE</text:p>
          </table:table-cell>
          <table:table-cell table:formula="of:=IF(AND([.I58];[.K58];EXACT([.C58];&quot;Person&quot;));COM.MICROSOFT.CONCAT([.L57];&quot;, '&quot;;[.B58];&quot;'&quot;);[.L57])" office:value-type="string" office:string-value="'AGEP', 'CIT', 'SCHL', 'SEX', 'ENG', 'MSP', 'WKW', 'WKHP', 'DIS', 'JWTR', 'Ethnicity', 'Boro'" calcext:value-type="string">
            <text:p>'AGEP', 'CIT', 'SCHL', 'SEX', 'ENG', 'MSP', 'WKW', 'WKHP', 'DIS', 'JWTR', 'Ethnicity', 'Boro'</text:p>
          </table:table-cell>
          <table:table-cell table:number-columns-repeated="7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NYCgov_HEAP</text:p>
          </table:table-cell>
          <table:table-cell office:value-type="string" calcext:value-type="string">
            <text:p>Househol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/>
          <table:table-cell table:formula="of:=IF(EXACT([.D59];&quot;No&quot;))" office:value-type="boolean" office:boolean-value="true" calcext:value-type="boolean">
            <text:p>TRUE</text:p>
          </table:table-cell>
          <table:table-cell table:formula="of:=IF(AND([.I59];[.K59];EXACT([.C59];&quot;Person&quot;));COM.MICROSOFT.CONCAT([.L58];&quot;, '&quot;;[.B59];&quot;'&quot;);[.L58])" office:value-type="string" office:string-value="'AGEP', 'CIT', 'SCHL', 'SEX', 'ENG', 'MSP', 'WKW', 'WKHP', 'DIS', 'JWTR', 'Ethnicity', 'Boro'" calcext:value-type="string">
            <text:p>'AGEP', 'CIT', 'SCHL', 'SEX', 'ENG', 'MSP', 'WKW', 'WKHP', 'DIS', 'JWTR', 'Ethnicity', 'Boro'</text:p>
          </table:table-cell>
          <table:table-cell table:number-columns-repeated="7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NYCgov_WIC</text:p>
          </table:table-cell>
          <table:table-cell office:value-type="string" calcext:value-type="string">
            <text:p>Househol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/>
          <table:table-cell table:formula="of:=IF(EXACT([.D60];&quot;No&quot;))" office:value-type="boolean" office:boolean-value="true" calcext:value-type="boolean">
            <text:p>TRUE</text:p>
          </table:table-cell>
          <table:table-cell table:formula="of:=IF(AND([.I60];[.K60];EXACT([.C60];&quot;Person&quot;));COM.MICROSOFT.CONCAT([.L59];&quot;, '&quot;;[.B60];&quot;'&quot;);[.L59])" office:value-type="string" office:string-value="'AGEP', 'CIT', 'SCHL', 'SEX', 'ENG', 'MSP', 'WKW', 'WKHP', 'DIS', 'JWTR', 'Ethnicity', 'Boro'" calcext:value-type="string">
            <text:p>'AGEP', 'CIT', 'SCHL', 'SEX', 'ENG', 'MSP', 'WKW', 'WKHP', 'DIS', 'JWTR', 'Ethnicity', 'Boro'</text:p>
          </table:table-cell>
          <table:table-cell table:number-columns-repeated="7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NYCgov_SNAP</text:p>
          </table:table-cell>
          <table:table-cell office:value-type="string" calcext:value-type="string">
            <text:p>Househo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/>
          <table:table-cell table:formula="of:=IF(EXACT([.D61];&quot;No&quot;))" office:value-type="boolean" office:boolean-value="false" calcext:value-type="boolean">
            <text:p>FALSE</text:p>
          </table:table-cell>
          <table:table-cell table:formula="of:=IF(AND([.I61];[.K61];EXACT([.C61];&quot;Person&quot;));COM.MICROSOFT.CONCAT([.L60];&quot;, '&quot;;[.B61];&quot;'&quot;);[.L60])" office:value-type="string" office:string-value="'AGEP', 'CIT', 'SCHL', 'SEX', 'ENG', 'MSP', 'WKW', 'WKHP', 'DIS', 'JWTR', 'Ethnicity', 'Boro'" calcext:value-type="string">
            <text:p>'AGEP', 'CIT', 'SCHL', 'SEX', 'ENG', 'MSP', 'WKW', 'WKHP', 'DIS', 'JWTR', 'Ethnicity', 'Boro'</text:p>
          </table:table-cell>
          <table:table-cell table:number-columns-repeated="7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NYCgov_SchoolLunch</text:p>
          </table:table-cell>
          <table:table-cell office:value-type="string" calcext:value-type="string">
            <text:p>Househol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/>
          <table:table-cell table:formula="of:=IF(EXACT([.D62];&quot;No&quot;))" office:value-type="boolean" office:boolean-value="true" calcext:value-type="boolean">
            <text:p>TRUE</text:p>
          </table:table-cell>
          <table:table-cell table:formula="of:=IF(AND([.I62];[.K62];EXACT([.C62];&quot;Person&quot;));COM.MICROSOFT.CONCAT([.L61];&quot;, '&quot;;[.B62];&quot;'&quot;);[.L61])" office:value-type="string" office:string-value="'AGEP', 'CIT', 'SCHL', 'SEX', 'ENG', 'MSP', 'WKW', 'WKHP', 'DIS', 'JWTR', 'Ethnicity', 'Boro'" calcext:value-type="string">
            <text:p>'AGEP', 'CIT', 'SCHL', 'SEX', 'ENG', 'MSP', 'WKW', 'WKHP', 'DIS', 'JWTR', 'Ethnicity', 'Boro'</text:p>
          </table:table-cell>
          <table:table-cell table:number-columns-repeated="7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NYCgov_SchoolBreakfast</text:p>
          </table:table-cell>
          <table:table-cell office:value-type="string" calcext:value-type="string">
            <text:p>Househol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/>
          <table:table-cell table:formula="of:=IF(EXACT([.D63];&quot;No&quot;))" office:value-type="boolean" office:boolean-value="true" calcext:value-type="boolean">
            <text:p>TRUE</text:p>
          </table:table-cell>
          <table:table-cell table:formula="of:=IF(AND([.I63];[.K63];EXACT([.C63];&quot;Person&quot;));COM.MICROSOFT.CONCAT([.L62];&quot;, '&quot;;[.B63];&quot;'&quot;);[.L62])" office:value-type="string" office:string-value="'AGEP', 'CIT', 'SCHL', 'SEX', 'ENG', 'MSP', 'WKW', 'WKHP', 'DIS', 'JWTR', 'Ethnicity', 'Boro'" calcext:value-type="string">
            <text:p>'AGEP', 'CIT', 'SCHL', 'SEX', 'ENG', 'MSP', 'WKW', 'WKHP', 'DIS', 'JWTR', 'Ethnicity', 'Boro'</text:p>
          </table:table-cell>
          <table:table-cell table:number-columns-repeated="7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NYCgov_Nutrition</text:p>
          </table:table-cell>
          <table:table-cell office:value-type="string" calcext:value-type="string">
            <text:p>Househo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posed from SNAP, WIC, SchoolLunch, SchoolBreakfast</text:p>
          </table:table-cell>
          <table:table-cell/>
          <table:table-cell office:value-type="boolean" office:boolean-value="false" calcext:value-type="boolean">
            <text:p>FALSE</text:p>
          </table:table-cell>
          <table:table-cell/>
          <table:table-cell table:formula="of:=IF(EXACT([.D64];&quot;No&quot;))" office:value-type="boolean" office:boolean-value="false" calcext:value-type="boolean">
            <text:p>FALSE</text:p>
          </table:table-cell>
          <table:table-cell table:formula="of:=IF(AND([.I64];[.K64];EXACT([.C64];&quot;Person&quot;));COM.MICROSOFT.CONCAT([.L63];&quot;, '&quot;;[.B64];&quot;'&quot;);[.L63])" office:value-type="string" office:string-value="'AGEP', 'CIT', 'SCHL', 'SEX', 'ENG', 'MSP', 'WKW', 'WKHP', 'DIS', 'JWTR', 'Ethnicity', 'Boro'" calcext:value-type="string">
            <text:p>'AGEP', 'CIT', 'SCHL', 'SEX', 'ENG', 'MSP', 'WKW', 'WKHP', 'DIS', 'JWTR', 'Ethnicity', 'Boro'</text:p>
          </table:table-cell>
          <table:table-cell table:number-columns-repeated="7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NYCgov_FICAtax</text:p>
          </table:table-cell>
          <table:table-cell office:value-type="string" calcext:value-type="string">
            <text:p>Househo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/>
          <table:table-cell table:formula="of:=IF(EXACT([.D65];&quot;No&quot;))" office:value-type="boolean" office:boolean-value="false" calcext:value-type="boolean">
            <text:p>FALSE</text:p>
          </table:table-cell>
          <table:table-cell table:formula="of:=IF(AND([.I65];[.K65];EXACT([.C65];&quot;Person&quot;));COM.MICROSOFT.CONCAT([.L64];&quot;, '&quot;;[.B65];&quot;'&quot;);[.L64])" office:value-type="string" office:string-value="'AGEP', 'CIT', 'SCHL', 'SEX', 'ENG', 'MSP', 'WKW', 'WKHP', 'DIS', 'JWTR', 'Ethnicity', 'Boro'" calcext:value-type="string">
            <text:p>'AGEP', 'CIT', 'SCHL', 'SEX', 'ENG', 'MSP', 'WKW', 'WKHP', 'DIS', 'JWTR', 'Ethnicity', 'Boro'</text:p>
          </table:table-cell>
          <table:table-cell table:number-columns-repeated="7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NYCgov_IncomeTax</text:p>
          </table:table-cell>
          <table:table-cell office:value-type="string" calcext:value-type="string">
            <text:p>Househo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/>
          <table:table-cell table:formula="of:=IF(EXACT([.D66];&quot;No&quot;))" office:value-type="boolean" office:boolean-value="false" calcext:value-type="boolean">
            <text:p>FALSE</text:p>
          </table:table-cell>
          <table:table-cell table:formula="of:=IF(AND([.I66];[.K66];EXACT([.C66];&quot;Person&quot;));COM.MICROSOFT.CONCAT([.L65];&quot;, '&quot;;[.B66];&quot;'&quot;);[.L65])" office:value-type="string" office:string-value="'AGEP', 'CIT', 'SCHL', 'SEX', 'ENG', 'MSP', 'WKW', 'WKHP', 'DIS', 'JWTR', 'Ethnicity', 'Boro'" calcext:value-type="string">
            <text:p>'AGEP', 'CIT', 'SCHL', 'SEX', 'ENG', 'MSP', 'WKW', 'WKHP', 'DIS', 'JWTR', 'Ethnicity', 'Boro'</text:p>
          </table:table-cell>
          <table:table-cell table:number-columns-repeated="7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TaxUnit_ID</text:p>
          </table:table-cell>
          <table:table-cell office:value-type="string" calcext:value-type="string">
            <text:p>ID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/>
          <table:table-cell table:formula="of:=IF(EXACT([.D67];&quot;No&quot;))" office:value-type="boolean" office:boolean-value="true" calcext:value-type="boolean">
            <text:p>TRUE</text:p>
          </table:table-cell>
          <table:table-cell table:formula="of:=IF(AND([.I67];[.K67];EXACT([.C67];&quot;Person&quot;));COM.MICROSOFT.CONCAT([.L66];&quot;, '&quot;;[.B67];&quot;'&quot;);[.L66])" office:value-type="string" office:string-value="'AGEP', 'CIT', 'SCHL', 'SEX', 'ENG', 'MSP', 'WKW', 'WKHP', 'DIS', 'JWTR', 'Ethnicity', 'Boro'" calcext:value-type="string">
            <text:p>'AGEP', 'CIT', 'SCHL', 'SEX', 'ENG', 'MSP', 'WKW', 'WKHP', 'DIS', 'JWTR', 'Ethnicity', 'Boro'</text:p>
          </table:table-cell>
          <table:table-cell table:number-columns-repeated="7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string" calcext:value-type="string">
            <text:p>TaxUnit_Rel</text:p>
          </table:table-cell>
          <table:table-cell office:value-type="string" calcext:value-type="string">
            <text:p>ID – Person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/>
          <table:table-cell table:formula="of:=IF(EXACT([.D68];&quot;No&quot;))" office:value-type="boolean" office:boolean-value="true" calcext:value-type="boolean">
            <text:p>TRUE</text:p>
          </table:table-cell>
          <table:table-cell table:formula="of:=IF(AND([.I68];[.K68];EXACT([.C68];&quot;Person&quot;));COM.MICROSOFT.CONCAT([.L67];&quot;, '&quot;;[.B68];&quot;'&quot;);[.L67])" office:value-type="string" office:string-value="'AGEP', 'CIT', 'SCHL', 'SEX', 'ENG', 'MSP', 'WKW', 'WKHP', 'DIS', 'JWTR', 'Ethnicity', 'Boro'" calcext:value-type="string">
            <text:p>'AGEP', 'CIT', 'SCHL', 'SEX', 'ENG', 'MSP', 'WKW', 'WKHP', 'DIS', 'JWTR', 'Ethnicity', 'Boro'</text:p>
          </table:table-cell>
          <table:table-cell table:number-columns-repeated="7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NYCgov_REL</text:p>
          </table:table-cell>
          <table:table-cell office:value-type="string" calcext:value-type="string">
            <text:p>ID – Person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/>
          <table:table-cell table:formula="of:=IF(EXACT([.D69];&quot;No&quot;))" office:value-type="boolean" office:boolean-value="true" calcext:value-type="boolean">
            <text:p>TRUE</text:p>
          </table:table-cell>
          <table:table-cell table:formula="of:=IF(AND([.I69];[.K69];EXACT([.C69];&quot;Person&quot;));COM.MICROSOFT.CONCAT([.L68];&quot;, '&quot;;[.B69];&quot;'&quot;);[.L68])" office:value-type="string" office:string-value="'AGEP', 'CIT', 'SCHL', 'SEX', 'ENG', 'MSP', 'WKW', 'WKHP', 'DIS', 'JWTR', 'Ethnicity', 'Boro'" calcext:value-type="string">
            <text:p>'AGEP', 'CIT', 'SCHL', 'SEX', 'ENG', 'MSP', 'WKW', 'WKHP', 'DIS', 'JWTR', 'Ethnicity', 'Boro'</text:p>
          </table:table-cell>
          <table:table-cell table:number-columns-repeated="7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NYCgov_SF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/>
          <table:table-cell table:formula="of:=IF(EXACT([.D70];&quot;No&quot;))" office:value-type="boolean" office:boolean-value="false" calcext:value-type="boolean">
            <text:p>FALSE</text:p>
          </table:table-cell>
          <table:table-cell table:formula="of:=IF(AND([.I70];[.K70];EXACT([.C70];&quot;Person&quot;));COM.MICROSOFT.CONCAT([.L69];&quot;, '&quot;;[.B70];&quot;'&quot;);[.L69])" office:value-type="string" office:string-value="'AGEP', 'CIT', 'SCHL', 'SEX', 'ENG', 'MSP', 'WKW', 'WKHP', 'DIS', 'JWTR', 'Ethnicity', 'Boro'" calcext:value-type="string">
            <text:p>'AGEP', 'CIT', 'SCHL', 'SEX', 'ENG', 'MSP', 'WKW', 'WKHP', 'DIS', 'JWTR', 'Ethnicity', 'Boro'</text:p>
          </table:table-cell>
          <table:table-cell table:number-columns-repeated="7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string" calcext:value-type="string">
            <text:p>NYCgov_SFR</text:p>
          </table:table-cell>
          <table:table-cell office:value-type="string" calcext:value-type="string">
            <text:p>ID – Person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/>
          <table:table-cell table:formula="of:=IF(EXACT([.D71];&quot;No&quot;))" office:value-type="boolean" office:boolean-value="true" calcext:value-type="boolean">
            <text:p>TRUE</text:p>
          </table:table-cell>
          <table:table-cell table:formula="of:=IF(AND([.I71];[.K71];EXACT([.C71];&quot;Person&quot;));COM.MICROSOFT.CONCAT([.L70];&quot;, '&quot;;[.B71];&quot;'&quot;);[.L70])" office:value-type="string" office:string-value="'AGEP', 'CIT', 'SCHL', 'SEX', 'ENG', 'MSP', 'WKW', 'WKHP', 'DIS', 'JWTR', 'Ethnicity', 'Boro'" calcext:value-type="string">
            <text:p>'AGEP', 'CIT', 'SCHL', 'SEX', 'ENG', 'MSP', 'WKW', 'WKHP', 'DIS', 'JWTR', 'Ethnicity', 'Boro'</text:p>
          </table:table-cell>
          <table:table-cell table:number-columns-repeated="7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HIUnit_ID</text:p>
          </table:table-cell>
          <table:table-cell office:value-type="string" calcext:value-type="string">
            <text:p>ID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/>
          <table:table-cell table:formula="of:=IF(EXACT([.D72];&quot;No&quot;))" office:value-type="boolean" office:boolean-value="true" calcext:value-type="boolean">
            <text:p>TRUE</text:p>
          </table:table-cell>
          <table:table-cell table:formula="of:=IF(AND([.I72];[.K72];EXACT([.C72];&quot;Person&quot;));COM.MICROSOFT.CONCAT([.L71];&quot;, '&quot;;[.B72];&quot;'&quot;);[.L71])" office:value-type="string" office:string-value="'AGEP', 'CIT', 'SCHL', 'SEX', 'ENG', 'MSP', 'WKW', 'WKHP', 'DIS', 'JWTR', 'Ethnicity', 'Boro'" calcext:value-type="string">
            <text:p>'AGEP', 'CIT', 'SCHL', 'SEX', 'ENG', 'MSP', 'WKW', 'WKHP', 'DIS', 'JWTR', 'Ethnicity', 'Boro'</text:p>
          </table:table-cell>
          <table:table-cell table:number-columns-repeated="7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string" calcext:value-type="string">
            <text:p>HIUnit_Head</text:p>
          </table:table-cell>
          <table:table-cell office:value-type="string" calcext:value-type="string">
            <text:p>ID – Person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/>
          <table:table-cell table:formula="of:=IF(EXACT([.D73];&quot;No&quot;))" office:value-type="boolean" office:boolean-value="true" calcext:value-type="boolean">
            <text:p>TRUE</text:p>
          </table:table-cell>
          <table:table-cell table:formula="of:=IF(AND([.I73];[.K73];EXACT([.C73];&quot;Person&quot;));COM.MICROSOFT.CONCAT([.L72];&quot;, '&quot;;[.B73];&quot;'&quot;);[.L72])" office:value-type="string" office:string-value="'AGEP', 'CIT', 'SCHL', 'SEX', 'ENG', 'MSP', 'WKW', 'WKHP', 'DIS', 'JWTR', 'Ethnicity', 'Boro'" calcext:value-type="string">
            <text:p>'AGEP', 'CIT', 'SCHL', 'SEX', 'ENG', 'MSP', 'WKW', 'WKHP', 'DIS', 'JWTR', 'Ethnicity', 'Boro'</text:p>
          </table:table-cell>
          <table:table-cell table:number-columns-repeated="7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string" calcext:value-type="string">
            <text:p>SNAPUnit_ID</text:p>
          </table:table-cell>
          <table:table-cell office:value-type="string" calcext:value-type="string">
            <text:p>ID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/>
          <table:table-cell table:formula="of:=IF(EXACT([.D74];&quot;No&quot;))" office:value-type="boolean" office:boolean-value="true" calcext:value-type="boolean">
            <text:p>TRUE</text:p>
          </table:table-cell>
          <table:table-cell table:formula="of:=IF(AND([.I74];[.K74];EXACT([.C74];&quot;Person&quot;));COM.MICROSOFT.CONCAT([.L73];&quot;, '&quot;;[.B74];&quot;'&quot;);[.L73])" office:value-type="string" office:string-value="'AGEP', 'CIT', 'SCHL', 'SEX', 'ENG', 'MSP', 'WKW', 'WKHP', 'DIS', 'JWTR', 'Ethnicity', 'Boro'" calcext:value-type="string">
            <text:p>'AGEP', 'CIT', 'SCHL', 'SEX', 'ENG', 'MSP', 'WKW', 'WKHP', 'DIS', 'JWTR', 'Ethnicity', 'Boro'</text:p>
          </table:table-cell>
          <table:table-cell table:number-columns-repeated="7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string" calcext:value-type="string">
            <text:p>SNAPUnit_Rel</text:p>
          </table:table-cell>
          <table:table-cell office:value-type="string" calcext:value-type="string">
            <text:p>ID – Person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/>
          <table:table-cell table:formula="of:=IF(EXACT([.D75];&quot;No&quot;))" office:value-type="boolean" office:boolean-value="true" calcext:value-type="boolean">
            <text:p>TRUE</text:p>
          </table:table-cell>
          <table:table-cell table:formula="of:=IF(AND([.I75];[.K75];EXACT([.C75];&quot;Person&quot;));COM.MICROSOFT.CONCAT([.L74];&quot;, '&quot;;[.B75];&quot;'&quot;);[.L74])" office:value-type="string" office:string-value="'AGEP', 'CIT', 'SCHL', 'SEX', 'ENG', 'MSP', 'WKW', 'WKHP', 'DIS', 'JWTR', 'Ethnicity', 'Boro'" calcext:value-type="string">
            <text:p>'AGEP', 'CIT', 'SCHL', 'SEX', 'ENG', 'MSP', 'WKW', 'WKHP', 'DIS', 'JWTR', 'Ethnicity', 'Boro'</text:p>
          </table:table-cell>
          <table:table-cell table:number-columns-repeated="7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string" calcext:value-type="string">
            <text:p>TaxUnit_FILER</text:p>
          </table:table-cell>
          <table:table-cell office:value-type="string" calcext:value-type="string">
            <text:p>ID – Person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/>
          <table:table-cell table:formula="of:=IF(EXACT([.D76];&quot;No&quot;))" office:value-type="boolean" office:boolean-value="true" calcext:value-type="boolean">
            <text:p>TRUE</text:p>
          </table:table-cell>
          <table:table-cell table:formula="of:=IF(AND([.I76];[.K76];EXACT([.C76];&quot;Person&quot;));COM.MICROSOFT.CONCAT([.L75];&quot;, '&quot;;[.B76];&quot;'&quot;);[.L75])" office:value-type="string" office:string-value="'AGEP', 'CIT', 'SCHL', 'SEX', 'ENG', 'MSP', 'WKW', 'WKHP', 'DIS', 'JWTR', 'Ethnicity', 'Boro'" calcext:value-type="string">
            <text:p>'AGEP', 'CIT', 'SCHL', 'SEX', 'ENG', 'MSP', 'WKW', 'WKHP', 'DIS', 'JWTR', 'Ethnicity', 'Boro'</text:p>
          </table:table-cell>
          <table:table-cell table:number-columns-repeated="7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string" calcext:value-type="string">
            <text:p>TaxUnit_FILESTAT</text:p>
          </table:table-cell>
          <table:table-cell office:value-type="string" calcext:value-type="string">
            <text:p>ID – Person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/>
          <table:table-cell table:formula="of:=IF(EXACT([.D77];&quot;No&quot;))" office:value-type="boolean" office:boolean-value="true" calcext:value-type="boolean">
            <text:p>TRUE</text:p>
          </table:table-cell>
          <table:table-cell table:formula="of:=IF(AND([.I77];[.K77];EXACT([.C77];&quot;Person&quot;));COM.MICROSOFT.CONCAT([.L76];&quot;, '&quot;;[.B77];&quot;'&quot;);[.L76])" office:value-type="string" office:string-value="'AGEP', 'CIT', 'SCHL', 'SEX', 'ENG', 'MSP', 'WKW', 'WKHP', 'DIS', 'JWTR', 'Ethnicity', 'Boro'" calcext:value-type="string">
            <text:p>'AGEP', 'CIT', 'SCHL', 'SEX', 'ENG', 'MSP', 'WKW', 'WKHP', 'DIS', 'JWTR', 'Ethnicity', 'Boro'</text:p>
          </table:table-cell>
          <table:table-cell table:number-columns-repeated="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string" calcext:value-type="string">
            <text:p>TaxUnit_FILETYPE</text:p>
          </table:table-cell>
          <table:table-cell office:value-type="string" calcext:value-type="string">
            <text:p>ID – Person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/>
          <table:table-cell table:formula="of:=IF(EXACT([.D78];&quot;No&quot;))" office:value-type="boolean" office:boolean-value="true" calcext:value-type="boolean">
            <text:p>TRUE</text:p>
          </table:table-cell>
          <table:table-cell table:formula="of:=IF(AND([.I78];[.K78];EXACT([.C78];&quot;Person&quot;));COM.MICROSOFT.CONCAT([.L77];&quot;, '&quot;;[.B78];&quot;'&quot;);[.L77])" office:value-type="string" office:string-value="'AGEP', 'CIT', 'SCHL', 'SEX', 'ENG', 'MSP', 'WKW', 'WKHP', 'DIS', 'JWTR', 'Ethnicity', 'Boro'" calcext:value-type="string">
            <text:p>'AGEP', 'CIT', 'SCHL', 'SEX', 'ENG', 'MSP', 'WKW', 'WKHP', 'DIS', 'JWTR', 'Ethnicity', 'Boro'</text:p>
          </table:table-cell>
          <table:table-cell table:number-columns-repeated="7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string" calcext:value-type="string">
            <text:p>NYCgov_PovGap</text:p>
          </table:table-cell>
          <table:table-cell office:value-type="string" calcext:value-type="string">
            <text:p>Household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/>
          <table:table-cell table:formula="of:=IF(EXACT([.D79];&quot;No&quot;))" office:value-type="boolean" office:boolean-value="true" calcext:value-type="boolean">
            <text:p>TRUE</text:p>
          </table:table-cell>
          <table:table-cell table:formula="of:=IF(AND([.I79];[.K79];EXACT([.C79];&quot;Person&quot;));COM.MICROSOFT.CONCAT([.L78];&quot;, '&quot;;[.B79];&quot;'&quot;);[.L78])" office:value-type="string" office:string-value="'AGEP', 'CIT', 'SCHL', 'SEX', 'ENG', 'MSP', 'WKW', 'WKHP', 'DIS', 'JWTR', 'Ethnicity', 'Boro'" calcext:value-type="string">
            <text:p>'AGEP', 'CIT', 'SCHL', 'SEX', 'ENG', 'MSP', 'WKW', 'WKHP', 'DIS', 'JWTR', 'Ethnicity', 'Boro'</text:p>
          </table:table-cell>
          <table:table-cell table:number-columns-repeated="7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string" calcext:value-type="string">
            <text:p>NYCgov_PovGapIndex</text:p>
          </table:table-cell>
          <table:table-cell office:value-type="string" calcext:value-type="string">
            <text:p>Household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/>
          <table:table-cell table:formula="of:=IF(EXACT([.D80];&quot;No&quot;))" office:value-type="boolean" office:boolean-value="false" calcext:value-type="boolean">
            <text:p>FALSE</text:p>
          </table:table-cell>
          <table:table-cell table:formula="of:=IF(AND([.I80];[.K80];EXACT([.C80];&quot;Person&quot;));COM.MICROSOFT.CONCAT([.L79];&quot;, '&quot;;[.B80];&quot;'&quot;);[.L79])" office:value-type="string" office:string-value="'AGEP', 'CIT', 'SCHL', 'SEX', 'ENG', 'MSP', 'WKW', 'WKHP', 'DIS', 'JWTR', 'Ethnicity', 'Boro'" calcext:value-type="string">
            <text:p>'AGEP', 'CIT', 'SCHL', 'SEX', 'ENG', 'MSP', 'WKW', 'WKHP', 'DIS', 'JWTR', 'Ethnicity', 'Boro'</text:p>
          </table:table-cell>
          <table:table-cell table:number-columns-repeated="7"/>
        </table:table-row>
        <table:table-row table:style-name="ro1" table:visibility="filter">
          <table:table-cell table:number-columns-repeated="8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 table:number-rows-repeated="2">
          <table:table-cell table:number-columns-repeated="8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Keep1 Personal Columns: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'AGEP', 'CIT', 'SCHL', 'SEX', 'ENG', 'MSP', 'WKW', 'WKHP', 'DIS', 'JWTR', 'WAGP_adj', 'INTP_adj', 'SEMP_adj', 'SSP_adj', 'SSIP_adj', 'PA_adj', 'RETP_adj', 'OI_adj', 'Ethnicity', 'Boro'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Keep1 Poverty-unit Columns: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'NP', 'TEN', 'HHT', 'MRGP_adj', 'RNTP_adj', 'HousingStatus', 'TotalWorkHrs_PU'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Keep1 Personal Categoricals: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'AGEP', 'CIT', 'SCHL', 'SEX', 'ENG', 'MSP', 'WKW', 'WKHP', 'DIS', 'JWTR', 'Ethnicity', 'Boro'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Keep1 Poverty-unit Categoricals: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'NP', 'TEN', 'HHT', 'HousingStatus', 'TotalWorkHrs_PU'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Keep1 All categoricals: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formula="of:=CONCATENATE([.B89];&quot;, &quot;;[.B91])" office:value-type="string" office:string-value="'AGEP', 'CIT', 'SCHL', 'SEX', 'ENG', 'MSP', 'WKW', 'WKHP', 'DIS', 'JWTR', 'Ethnicity', 'Boro', 'NP', 'TEN', 'HHT', 'HousingStatus', 'TotalWorkHrs_PU'" calcext:value-type="string">
            <text:p>'AGEP', 'CIT', 'SCHL', 'SEX', 'ENG', 'MSP', 'WKW', 'WKHP', 'DIS', 'JWTR', 'Ethnicity', 'Boro', 'NP', 'TEN', 'HHT', 'HousingStatus', 'TotalWorkHrs_PU'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 table:number-rows-repeated="5">
          <table:table-cell table:number-columns-repeated="8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personal_columns = ['AGEP', 'CIT', 'SCHL', 'SEX', 'ENG', 'MSP', 'WKW', 'WKHP', 'DIS', 'JWTR', 'WAGP_adj', 'INTP_adj', 'SEMP_adj', 'SSP_adj', 'SSIP_adj', 'PA_adj', 'RETP_adj', 'OI_adj', 'Ethnicity', 'Boro']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pu_columns = ['NP', 'TEN', 'HHT', 'MRGP_adj', 'RNTP_adj', 'HousingStatus', 'TotalWorkHrs_PU', 'NYCgov_Pov_Stat']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7"/>
        </table:table-row>
      </table:table>
      <table:table table:name="Sheet2" table:style-name="ta1">
        <office:forms form:automatic-focus="false" form:apply-design-mode="false"/>
        <table:table-column table:style-name="co3" table:number-columns-repeated="16" table:default-cell-style-name="Default"/>
        <table:table-row table:style-name="ro1">
          <table:table-cell table:number-columns-repeated="2"/>
          <table:table-cell office:value-type="string" calcext:value-type="string">
            <text:p>AGEP-Any</text:p>
          </table:table-cell>
          <table:table-cell office:value-type="string" calcext:value-type="string">
            <text:p>AGEP-All</text:p>
          </table:table-cell>
          <table:table-cell office:value-type="string" calcext:value-type="string">
            <text:p>AGEP-Min</text:p>
          </table:table-cell>
          <table:table-cell office:value-type="string" calcext:value-type="string">
            <text:p>AGEP-Max</text:p>
          </table:table-cell>
          <table:table-cell office:value-type="string" calcext:value-type="string">
            <text:p>AGEP-Count</text:p>
          </table:table-cell>
          <table:table-cell office:value-type="string" calcext:value-type="string">
            <text:p>AGEP-Sum</text:p>
          </table:table-cell>
          <table:table-cell office:value-type="string" calcext:value-type="string">
            <text:p>AGEP-Mea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AGEP</text:p>
          </table:table-cell>
          <table:table-cell office:value-type="string" calcext:value-type="string">
            <text:p>Person</text:p>
          </table:table-cell>
          <table:table-cell table:number-columns-repeated="2" office:value-type="string" calcext:value-type="string">
            <text:p>Binary</text:p>
          </table:table-cell>
          <table:table-cell table:number-columns-repeated="4"/>
          <table:table-cell office:value-type="string" calcext:value-type="string">
            <text:p>Continuous</text:p>
          </table:table-cell>
          <table:table-cell table:number-columns-repeated="2" office:value-type="string" calcext:value-type="string">
            <text:p>Binary</text:p>
          </table:table-cell>
          <table:table-cell table:number-columns-repeated="4"/>
          <table:table-cell office:value-type="string" calcext:value-type="string">
            <text:p>Continuous</text:p>
          </table:table-cell>
        </table:table-row>
        <table:table-row table:style-name="ro1">
          <table:table-cell office:value-type="string" calcext:value-type="string">
            <text:p>CIT</text:p>
          </table:table-cell>
          <table:table-cell office:value-type="string" calcext:value-type="string">
            <text:p>Person</text:p>
          </table:table-cell>
          <table:table-cell table:number-columns-repeated="2" office:value-type="string" calcext:value-type="string">
            <text:p>Binary</text:p>
          </table:table-cell>
          <table:table-cell table:number-columns-repeated="4"/>
          <table:table-cell office:value-type="string" calcext:value-type="string">
            <text:p>Continuous</text:p>
          </table:table-cell>
          <table:table-cell table:number-columns-repeated="2" office:value-type="string" calcext:value-type="string">
            <text:p>Binary</text:p>
          </table:table-cell>
          <table:table-cell table:number-columns-repeated="4"/>
          <table:table-cell office:value-type="string" calcext:value-type="string">
            <text:p>Continuous</text:p>
          </table:table-cell>
        </table:table-row>
        <table:table-row table:style-name="ro1">
          <table:table-cell office:value-type="string" calcext:value-type="string">
            <text:p>SCHL</text:p>
          </table:table-cell>
          <table:table-cell office:value-type="string" calcext:value-type="string">
            <text:p>Person</text:p>
          </table:table-cell>
          <table:table-cell table:number-columns-repeated="2" office:value-type="string" calcext:value-type="string">
            <text:p>Binary</text:p>
          </table:table-cell>
          <table:table-cell table:number-columns-repeated="4"/>
          <table:table-cell office:value-type="string" calcext:value-type="string">
            <text:p>Continuous</text:p>
          </table:table-cell>
          <table:table-cell table:number-columns-repeated="2" office:value-type="string" calcext:value-type="string">
            <text:p>Binary</text:p>
          </table:table-cell>
          <table:table-cell table:number-columns-repeated="4"/>
          <table:table-cell office:value-type="string" calcext:value-type="string">
            <text:p>Continuous</text:p>
          </table:table-cell>
        </table:table-row>
        <table:table-row table:style-name="ro1">
          <table:table-cell office:value-type="string" calcext:value-type="string">
            <text:p>SEX</text:p>
          </table:table-cell>
          <table:table-cell office:value-type="string" calcext:value-type="string">
            <text:p>Person</text:p>
          </table:table-cell>
          <table:table-cell table:number-columns-repeated="2" office:value-type="string" calcext:value-type="string">
            <text:p>Binary</text:p>
          </table:table-cell>
          <table:table-cell table:number-columns-repeated="4"/>
          <table:table-cell office:value-type="string" calcext:value-type="string">
            <text:p>Continuous</text:p>
          </table:table-cell>
          <table:table-cell table:number-columns-repeated="4" office:value-type="string" calcext:value-type="string">
            <text:p>Binary</text:p>
          </table:table-cell>
          <table:table-cell table:number-columns-repeated="2"/>
          <table:table-cell office:value-type="string" calcext:value-type="string">
            <text:p>Continuous</text:p>
          </table:table-cell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Person</text:p>
          </table:table-cell>
          <table:table-cell table:number-columns-repeated="2" office:value-type="string" calcext:value-type="string">
            <text:p>Binary</text:p>
          </table:table-cell>
          <table:table-cell table:number-columns-repeated="4"/>
          <table:table-cell office:value-type="string" calcext:value-type="string">
            <text:p>Continuous</text:p>
          </table:table-cell>
          <table:table-cell table:number-columns-repeated="2" office:value-type="string" calcext:value-type="string">
            <text:p>Binary</text:p>
          </table:table-cell>
          <table:table-cell table:number-columns-repeated="4"/>
          <table:table-cell office:value-type="string" calcext:value-type="string">
            <text:p>Continuous</text:p>
          </table:table-cell>
        </table:table-row>
        <table:table-row table:style-name="ro1">
          <table:table-cell office:value-type="string" calcext:value-type="string">
            <text:p>MSP</text:p>
          </table:table-cell>
          <table:table-cell office:value-type="string" calcext:value-type="string">
            <text:p>Person</text:p>
          </table:table-cell>
          <table:table-cell table:number-columns-repeated="2" office:value-type="string" calcext:value-type="string">
            <text:p>Binary</text:p>
          </table:table-cell>
          <table:table-cell table:number-columns-repeated="4"/>
          <table:table-cell office:value-type="string" calcext:value-type="string">
            <text:p>Continuous</text:p>
          </table:table-cell>
          <table:table-cell table:number-columns-repeated="2" office:value-type="string" calcext:value-type="string">
            <text:p>Binary</text:p>
          </table:table-cell>
          <table:table-cell table:number-columns-repeated="4"/>
          <table:table-cell office:value-type="string" calcext:value-type="string">
            <text:p>Continuous</text:p>
          </table:table-cell>
        </table:table-row>
        <table:table-row table:style-name="ro1">
          <table:table-cell office:value-type="string" calcext:value-type="string">
            <text:p>WKW</text:p>
          </table:table-cell>
          <table:table-cell office:value-type="string" calcext:value-type="string">
            <text:p>Person</text:p>
          </table:table-cell>
          <table:table-cell table:number-columns-repeated="2" office:value-type="string" calcext:value-type="string">
            <text:p>Binary</text:p>
          </table:table-cell>
          <table:table-cell table:number-columns-repeated="4"/>
          <table:table-cell office:value-type="string" calcext:value-type="string">
            <text:p>Continuous</text:p>
          </table:table-cell>
          <table:table-cell table:number-columns-repeated="2" office:value-type="string" calcext:value-type="string">
            <text:p>Binary</text:p>
          </table:table-cell>
          <table:table-cell table:number-columns-repeated="4"/>
          <table:table-cell office:value-type="string" calcext:value-type="string">
            <text:p>Continuous</text:p>
          </table:table-cell>
        </table:table-row>
        <table:table-row table:style-name="ro1">
          <table:table-cell office:value-type="string" calcext:value-type="string">
            <text:p>WKHP</text:p>
          </table:table-cell>
          <table:table-cell office:value-type="string" calcext:value-type="string">
            <text:p>Person</text:p>
          </table:table-cell>
          <table:table-cell table:number-columns-repeated="2" office:value-type="string" calcext:value-type="string">
            <text:p>Binary</text:p>
          </table:table-cell>
          <table:table-cell table:number-columns-repeated="4"/>
          <table:table-cell office:value-type="string" calcext:value-type="string">
            <text:p>Continuous</text:p>
          </table:table-cell>
          <table:table-cell table:number-columns-repeated="2" office:value-type="string" calcext:value-type="string">
            <text:p>Binary</text:p>
          </table:table-cell>
          <table:table-cell table:number-columns-repeated="4"/>
          <table:table-cell office:value-type="string" calcext:value-type="string">
            <text:p>Continuous</text:p>
          </table:table-cell>
        </table:table-row>
        <table:table-row table:style-name="ro1">
          <table:table-cell office:value-type="string" calcext:value-type="string">
            <text:p>DIS</text:p>
          </table:table-cell>
          <table:table-cell office:value-type="string" calcext:value-type="string">
            <text:p>Person</text:p>
          </table:table-cell>
          <table:table-cell table:number-columns-repeated="2" office:value-type="string" calcext:value-type="string">
            <text:p>Binary</text:p>
          </table:table-cell>
          <table:table-cell table:number-columns-repeated="4"/>
          <table:table-cell office:value-type="string" calcext:value-type="string">
            <text:p>Continuous</text:p>
          </table:table-cell>
          <table:table-cell table:number-columns-repeated="4" office:value-type="string" calcext:value-type="string">
            <text:p>Binary</text:p>
          </table:table-cell>
          <table:table-cell table:number-columns-repeated="2"/>
          <table:table-cell office:value-type="string" calcext:value-type="string">
            <text:p>Continuous</text:p>
          </table:table-cell>
        </table:table-row>
        <table:table-row table:style-name="ro1">
          <table:table-cell office:value-type="string" calcext:value-type="string">
            <text:p>JWTR</text:p>
          </table:table-cell>
          <table:table-cell office:value-type="string" calcext:value-type="string">
            <text:p>Person</text:p>
          </table:table-cell>
          <table:table-cell table:number-columns-repeated="2" office:value-type="string" calcext:value-type="string">
            <text:p>Binary</text:p>
          </table:table-cell>
          <table:table-cell table:number-columns-repeated="4"/>
          <table:table-cell office:value-type="string" calcext:value-type="string">
            <text:p>Continuous</text:p>
          </table:table-cell>
          <table:table-cell table:number-columns-repeated="2" office:value-type="string" calcext:value-type="string">
            <text:p>Binary</text:p>
          </table:table-cell>
          <table:table-cell table:number-columns-repeated="5" office:value-type="string" calcext:value-type="string">
            <text:p>Continuous</text:p>
          </table:table-cell>
        </table:table-row>
        <table:table-row table:style-name="ro1">
          <table:table-cell office:value-type="string" calcext:value-type="string">
            <text:p>WAGP_adj</text:p>
          </table:table-cell>
          <table:table-cell office:value-type="string" calcext:value-type="string">
            <text:p>Person</text:p>
          </table:table-cell>
          <table:table-cell table:number-columns-repeated="2" office:value-type="string" calcext:value-type="string">
            <text:p>Binary</text:p>
          </table:table-cell>
          <table:table-cell table:number-columns-repeated="4"/>
          <table:table-cell office:value-type="string" calcext:value-type="string">
            <text:p>Continuous</text:p>
          </table:table-cell>
          <table:table-cell table:number-columns-repeated="2" office:value-type="string" calcext:value-type="string">
            <text:p>Binary</text:p>
          </table:table-cell>
          <table:table-cell table:number-columns-repeated="5" office:value-type="string" calcext:value-type="string">
            <text:p>Continuous</text:p>
          </table:table-cell>
        </table:table-row>
        <table:table-row table:style-name="ro1">
          <table:table-cell office:value-type="string" calcext:value-type="string">
            <text:p>INTP_adj</text:p>
          </table:table-cell>
          <table:table-cell office:value-type="string" calcext:value-type="string">
            <text:p>Person</text:p>
          </table:table-cell>
          <table:table-cell table:number-columns-repeated="2" office:value-type="string" calcext:value-type="string">
            <text:p>Binary</text:p>
          </table:table-cell>
          <table:table-cell table:number-columns-repeated="4"/>
          <table:table-cell office:value-type="string" calcext:value-type="string">
            <text:p>Continuous</text:p>
          </table:table-cell>
          <table:table-cell table:number-columns-repeated="2" office:value-type="string" calcext:value-type="string">
            <text:p>Binary</text:p>
          </table:table-cell>
          <table:table-cell table:number-columns-repeated="5" office:value-type="string" calcext:value-type="string">
            <text:p>Continuous</text:p>
          </table:table-cell>
        </table:table-row>
        <table:table-row table:style-name="ro1">
          <table:table-cell office:value-type="string" calcext:value-type="string">
            <text:p>SEMP_adj</text:p>
          </table:table-cell>
          <table:table-cell office:value-type="string" calcext:value-type="string">
            <text:p>Person</text:p>
          </table:table-cell>
          <table:table-cell table:number-columns-repeated="2" office:value-type="string" calcext:value-type="string">
            <text:p>Binary</text:p>
          </table:table-cell>
          <table:table-cell table:number-columns-repeated="4"/>
          <table:table-cell office:value-type="string" calcext:value-type="string">
            <text:p>Continuous</text:p>
          </table:table-cell>
          <table:table-cell table:number-columns-repeated="2" office:value-type="string" calcext:value-type="string">
            <text:p>Binary</text:p>
          </table:table-cell>
          <table:table-cell table:number-columns-repeated="5" office:value-type="string" calcext:value-type="string">
            <text:p>Continuous</text:p>
          </table:table-cell>
        </table:table-row>
        <table:table-row table:style-name="ro1">
          <table:table-cell office:value-type="string" calcext:value-type="string">
            <text:p>SSP_adj</text:p>
          </table:table-cell>
          <table:table-cell office:value-type="string" calcext:value-type="string">
            <text:p>Person</text:p>
          </table:table-cell>
          <table:table-cell table:number-columns-repeated="2" office:value-type="string" calcext:value-type="string">
            <text:p>Binary</text:p>
          </table:table-cell>
          <table:table-cell table:number-columns-repeated="4"/>
          <table:table-cell office:value-type="string" calcext:value-type="string">
            <text:p>Continuous</text:p>
          </table:table-cell>
          <table:table-cell table:number-columns-repeated="2" office:value-type="string" calcext:value-type="string">
            <text:p>Binary</text:p>
          </table:table-cell>
          <table:table-cell table:number-columns-repeated="5" office:value-type="string" calcext:value-type="string">
            <text:p>Continuous</text:p>
          </table:table-cell>
        </table:table-row>
        <table:table-row table:style-name="ro1">
          <table:table-cell office:value-type="string" calcext:value-type="string">
            <text:p>SSIP_adj</text:p>
          </table:table-cell>
          <table:table-cell office:value-type="string" calcext:value-type="string">
            <text:p>Person</text:p>
          </table:table-cell>
          <table:table-cell table:number-columns-repeated="2" office:value-type="string" calcext:value-type="string">
            <text:p>Binary</text:p>
          </table:table-cell>
          <table:table-cell table:number-columns-repeated="4"/>
          <table:table-cell office:value-type="string" calcext:value-type="string">
            <text:p>Continuous</text:p>
          </table:table-cell>
          <table:table-cell table:number-columns-repeated="2" office:value-type="string" calcext:value-type="string">
            <text:p>Binary</text:p>
          </table:table-cell>
          <table:table-cell table:number-columns-repeated="5" office:value-type="string" calcext:value-type="string">
            <text:p>Continuous</text:p>
          </table:table-cell>
        </table:table-row>
        <table:table-row table:style-name="ro1">
          <table:table-cell office:value-type="string" calcext:value-type="string">
            <text:p>PA_adj</text:p>
          </table:table-cell>
          <table:table-cell office:value-type="string" calcext:value-type="string">
            <text:p>Person</text:p>
          </table:table-cell>
          <table:table-cell table:number-columns-repeated="2" office:value-type="string" calcext:value-type="string">
            <text:p>Binary</text:p>
          </table:table-cell>
          <table:table-cell table:number-columns-repeated="4"/>
          <table:table-cell office:value-type="string" calcext:value-type="string">
            <text:p>Continuous</text:p>
          </table:table-cell>
          <table:table-cell table:number-columns-repeated="2" office:value-type="string" calcext:value-type="string">
            <text:p>Binary</text:p>
          </table:table-cell>
          <table:table-cell table:number-columns-repeated="5" office:value-type="string" calcext:value-type="string">
            <text:p>Continuous</text:p>
          </table:table-cell>
        </table:table-row>
        <table:table-row table:style-name="ro1">
          <table:table-cell office:value-type="string" calcext:value-type="string">
            <text:p>RETP_adj</text:p>
          </table:table-cell>
          <table:table-cell office:value-type="string" calcext:value-type="string">
            <text:p>Person</text:p>
          </table:table-cell>
          <table:table-cell table:number-columns-repeated="2" office:value-type="string" calcext:value-type="string">
            <text:p>Binary</text:p>
          </table:table-cell>
          <table:table-cell table:number-columns-repeated="4"/>
          <table:table-cell office:value-type="string" calcext:value-type="string">
            <text:p>Continuous</text:p>
          </table:table-cell>
          <table:table-cell table:number-columns-repeated="2" office:value-type="string" calcext:value-type="string">
            <text:p>Binary</text:p>
          </table:table-cell>
          <table:table-cell table:number-columns-repeated="5" office:value-type="string" calcext:value-type="string">
            <text:p>Continuous</text:p>
          </table:table-cell>
        </table:table-row>
        <table:table-row table:style-name="ro1">
          <table:table-cell office:value-type="string" calcext:value-type="string">
            <text:p>OI_adj</text:p>
          </table:table-cell>
          <table:table-cell office:value-type="string" calcext:value-type="string">
            <text:p>Person</text:p>
          </table:table-cell>
          <table:table-cell table:number-columns-repeated="2" office:value-type="string" calcext:value-type="string">
            <text:p>Binary</text:p>
          </table:table-cell>
          <table:table-cell table:number-columns-repeated="4"/>
          <table:table-cell office:value-type="string" calcext:value-type="string">
            <text:p>Continuous</text:p>
          </table:table-cell>
          <table:table-cell table:number-columns-repeated="2" office:value-type="string" calcext:value-type="string">
            <text:p>Binary</text:p>
          </table:table-cell>
          <table:table-cell table:number-columns-repeated="5" office:value-type="string" calcext:value-type="string">
            <text:p>Continuous</text:p>
          </table:table-cell>
        </table:table-row>
        <table:table-row table:style-name="ro1">
          <table:table-cell office:value-type="string" calcext:value-type="string">
            <text:p>Ethnicity</text:p>
          </table:table-cell>
          <table:table-cell office:value-type="string" calcext:value-type="string">
            <text:p>Person</text:p>
          </table:table-cell>
          <table:table-cell table:number-columns-repeated="2" office:value-type="string" calcext:value-type="string">
            <text:p>Binary</text:p>
          </table:table-cell>
          <table:table-cell table:number-columns-repeated="4"/>
          <table:table-cell office:value-type="string" calcext:value-type="string">
            <text:p>Continuous</text:p>
          </table:table-cell>
          <table:table-cell table:number-columns-repeated="2" office:value-type="string" calcext:value-type="string">
            <text:p>Binary</text:p>
          </table:table-cell>
          <table:table-cell table:number-columns-repeated="4"/>
          <table:table-cell office:value-type="string" calcext:value-type="string">
            <text:p>Continuous</text:p>
          </table:table-cell>
        </table:table-row>
        <table:table-row table:style-name="ro1">
          <table:table-cell office:value-type="string" calcext:value-type="string">
            <text:p>TINP</text:p>
          </table:table-cell>
          <table:table-cell office:value-type="string" calcext:value-type="string">
            <text:p>Person</text:p>
          </table:table-cell>
          <table:table-cell table:number-columns-repeated="2" office:value-type="string" calcext:value-type="string">
            <text:p>Binary</text:p>
          </table:table-cell>
          <table:table-cell table:number-columns-repeated="4"/>
          <table:table-cell office:value-type="string" calcext:value-type="string">
            <text:p>Continuous</text:p>
          </table:table-cell>
          <table:table-cell table:number-columns-repeated="2" office:value-type="string" calcext:value-type="string">
            <text:p>Binary</text:p>
          </table:table-cell>
          <table:table-cell table:number-columns-repeated="5" office:value-type="string" calcext:value-type="string">
            <text:p>Continuous</text:p>
          </table:table-cell>
        </table:table-row>
      </table:table>
      <table:named-expressions/>
      <table:database-ranges>
        <table:database-range table:name="__Anonymous_Sheet_DB__0" table:target-range-address="Sheet1.I1:Sheet1.I81" table:display-filter-buttons="true" table:orientation="column">
          <table:filter>
            <table:filter-and>
              <table:filter-condition table:field-number="8" table:value="TRUE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2">00/00/0000</text:date>, <text:time style:data-style-name="N2" text:time-value="14:35:01.0319071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6:05:15.406228729</meta:creation-date>
    <dc:date>2018-12-12T14:57:42.580000001</dc:date>
    <meta:editing-duration>P5DT9H38M14S</meta:editing-duration>
    <meta:editing-cycles>13</meta:editing-cycles>
    <meta:generator>LibreOffice/6.0.6.2$Linux_X86_64 LibreOffice_project/00$Build-2</meta:generator>
    <meta:document-statistic meta:table-count="2" meta:cell-count="1032" meta:object-count="0"/>
  </office:meta>
</office:document-meta>
</file>